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098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92">
            <text:p>29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481">
            <text:p>48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73">
            <text:p>57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8560">
            <text:p>2856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648">
            <text:p>2864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3029">
            <text:p>3302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5">
            <text:p>2021-04-1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9 - 1.04)">
            <text:p>(0.69 - 1.0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9">
            <text:p>0.8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54.125">
            <text:p>154.12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47220364886809">
            <text:p>0.0147220365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519519348928">
            <text:p>1.0519519349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85.5">
            <text:p>485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88387288387288">
            <text:p>0.0288387288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10256562860638">
            <text:p>1.1025656286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4.3802203386813">
            <text:p>24.380220338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260">
            <text:p>19260</text:p>
          </table:table-cell>
          <table:table-cell office:value-type="float" office:value="285.875">
            <text:p>285.875</text:p>
          </table:table-cell>
          <table:table-cell office:value-type="float" office:value="325.125">
            <text:p>325.125</text:p>
          </table:table-cell>
          <table:table-cell office:value-type="float" office:value="514.125">
            <text:p>514.125</text:p>
          </table:table-cell>
          <table:table-cell office:value-type="float" office:value="0.0352410009861933">
            <text:p>0.035241001</text:p>
          </table:table-cell>
          <table:table-cell office:value-type="float" office:value="0.0289051386913229">
            <text:p>0.0289051387</text:p>
          </table:table-cell>
          <table:table-cell office:value-type="float" office:value="0.0266939252336449">
            <text:p>0.0266939252</text:p>
          </table:table-cell>
          <table:table-cell office:value-type="float" office:value="1.12577768262667">
            <text:p>1.1257776826</text:p>
          </table:table-cell>
          <table:table-cell office:value-type="float" office:value="1.10280557922345">
            <text:p>1.1028055792</text:p>
          </table:table-cell>
          <table:table-cell office:value-type="float" office:value="1.09482536698074">
            <text:p>1.094825367</text:p>
          </table:table-cell>
          <table:table-cell office:value-type="float" office:value="20.0133441442325">
            <text:p>20.0133441442</text:p>
          </table:table-cell>
          <table:table-cell office:value-type="float" office:value="24.3249952876274">
            <text:p>24.3249952876</text:p>
          </table:table-cell>
          <table:table-cell office:value-type="float" office:value="26.3115283627985">
            <text:p>26.311528362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805">
            <text:p>17805</text:p>
          </table:table-cell>
          <table:table-cell office:value-type="float" office:value="47.75">
            <text:p>47.75</text:p>
          </table:table-cell>
          <table:table-cell office:value-type="float" office:value="21">
            <text:p>21</text:p>
          </table:table-cell>
          <table:table-cell office:value-type="float" office:value="845.375">
            <text:p>845.375</text:p>
          </table:table-cell>
          <table:table-cell office:value-type="float" office:value="0.00603818917551846">
            <text:p>0.0060381892</text:p>
          </table:table-cell>
          <table:table-cell office:value-type="float" office:value="0.00168891748431719">
            <text:p>0.0016889175</text:p>
          </table:table-cell>
          <table:table-cell office:value-type="float" office:value="0.0474796405504072">
            <text:p>0.0474796406</text:p>
          </table:table-cell>
          <table:table-cell office:value-type="float" office:value="1.02120512318221">
            <text:p>1.0212051232</text:p>
          </table:table-cell>
          <table:table-cell office:value-type="float" office:value="1.00591680198196">
            <text:p>1.005916802</text:p>
          </table:table-cell>
          <table:table-cell office:value-type="float" office:value="1.17059720180935">
            <text:p>1.1705972018</text:p>
          </table:table-cell>
          <table:table-cell table:number-columns-repeated="2" office:value-type="float" office:value="0">
            <text:p>0</text:p>
          </table:table-cell>
          <table:table-cell office:value-type="float" office:value="14.9427238443715">
            <text:p>14.942723844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325">
            <text:p>17325</text:p>
          </table:table-cell>
          <table:table-cell office:value-type="float" office:value="131.125">
            <text:p>131.125</text:p>
          </table:table-cell>
          <table:table-cell office:value-type="float" office:value="125">
            <text:p>125</text:p>
          </table:table-cell>
          <table:table-cell office:value-type="float" office:value="980.75">
            <text:p>980.75</text:p>
          </table:table-cell>
          <table:table-cell office:value-type="float" office:value="0.0160084238798681">
            <text:p>0.0160084239</text:p>
          </table:table-cell>
          <table:table-cell office:value-type="float" office:value="0.0108828138603517">
            <text:p>0.0108828139</text:p>
          </table:table-cell>
          <table:table-cell office:value-type="float" office:value="0.0566089466089466">
            <text:p>0.0566089466</text:p>
          </table:table-cell>
          <table:table-cell office:value-type="float" office:value="1.05653177206437">
            <text:p>1.0565317721</text:p>
          </table:table-cell>
          <table:table-cell office:value-type="float" office:value="1.03832198236077">
            <text:p>1.0383219824</text:p>
          </table:table-cell>
          <table:table-cell office:value-type="float" office:value="1.20441227589022">
            <text:p>1.20441227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5878742564031">
            <text:p>12.587874256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906">
            <text:p>17906</text:p>
          </table:table-cell>
          <table:table-cell office:value-type="float" office:value="211">
            <text:p>211</text:p>
          </table:table-cell>
          <table:table-cell office:value-type="float" office:value="284">
            <text:p>284</text:p>
          </table:table-cell>
          <table:table-cell office:value-type="float" office:value="1001.125">
            <text:p>1001.125</text:p>
          </table:table-cell>
          <table:table-cell office:value-type="float" office:value="0.0257820136852395">
            <text:p>0.0257820137</text:p>
          </table:table-cell>
          <table:table-cell office:value-type="float" office:value="0.0228442728442728">
            <text:p>0.0228442728</text:p>
          </table:table-cell>
          <table:table-cell office:value-type="float" office:value="0.0559100301574891">
            <text:p>0.0559100302</text:p>
          </table:table-cell>
          <table:table-cell office:value-type="float" office:value="1.09153988386848">
            <text:p>1.0915398839</text:p>
          </table:table-cell>
          <table:table-cell office:value-type="float" office:value="1.08097780212645">
            <text:p>1.0809778021</text:p>
          </table:table-cell>
          <table:table-cell office:value-type="float" office:value="1.20181193123675">
            <text:p>1.2018119312</text:p>
          </table:table-cell>
          <table:table-cell office:value-type="float" office:value="27.2300156966633">
            <text:p>27.2300156967</text:p>
          </table:table-cell>
          <table:table-cell office:value-type="float" office:value="30.6875426737888">
            <text:p>30.6875426738</text:p>
          </table:table-cell>
          <table:table-cell office:value-type="float" office:value="12.7409774814184">
            <text:p>12.740977481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8112">
            <text:p>8112</text:p>
          </table:table-cell>
          <table:table-cell office:value-type="float" office:value="13404">
            <text:p>13404</text:p>
          </table:table-cell>
          <table:table-cell office:value-type="float" office:value="18559">
            <text:p>18559</text:p>
          </table:table-cell>
          <table:table-cell office:value-type="float" office:value="285.875">
            <text:p>285.875</text:p>
          </table:table-cell>
          <table:table-cell office:value-type="float" office:value="477.25">
            <text:p>477.25</text:p>
          </table:table-cell>
          <table:table-cell office:value-type="float" office:value="571.375">
            <text:p>571.375</text:p>
          </table:table-cell>
          <table:table-cell office:value-type="float" office:value="0.0352410009861933">
            <text:p>0.035241001</text:p>
          </table:table-cell>
          <table:table-cell office:value-type="float" office:value="0.0356050432706655">
            <text:p>0.0356050433</text:p>
          </table:table-cell>
          <table:table-cell office:value-type="float" office:value="0.0307869497278948">
            <text:p>0.0307869497</text:p>
          </table:table-cell>
          <table:table-cell office:value-type="float" office:value="1.12577768262667">
            <text:p>1.1257776826</text:p>
          </table:table-cell>
          <table:table-cell office:value-type="float" office:value="1.12710238089569">
            <text:p>1.1271023809</text:p>
          </table:table-cell>
          <table:table-cell office:value-type="float" office:value="1.10961208314379">
            <text:p>1.1096120831</text:p>
          </table:table-cell>
          <table:table-cell office:value-type="float" office:value="20.0133441442325">
            <text:p>20.0133441442</text:p>
          </table:table-cell>
          <table:table-cell office:value-type="float" office:value="19.8122213049956">
            <text:p>19.812221305</text:p>
          </table:table-cell>
          <table:table-cell office:value-type="float" office:value="22.8591402529093">
            <text:p>22.859140252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336">
            <text:p>13336</text:p>
          </table:table-cell>
          <table:table-cell office:value-type="float" office:value="20067">
            <text:p>20067</text:p>
          </table:table-cell>
          <table:table-cell office:value-type="float" office:value="69.375">
            <text:p>69.375</text:p>
          </table:table-cell>
          <table:table-cell office:value-type="float" office:value="552.875">
            <text:p>552.875</text:p>
          </table:table-cell>
          <table:table-cell office:value-type="float" office:value="761.625">
            <text:p>761.625</text:p>
          </table:table-cell>
          <table:table-cell office:value-type="float" office:value="0.00860625232601414">
            <text:p>0.0086062523</text:p>
          </table:table-cell>
          <table:table-cell office:value-type="float" office:value="0.0414573335332933">
            <text:p>0.0414573335</text:p>
          </table:table-cell>
          <table:table-cell office:value-type="float" office:value="0.0379541037524294">
            <text:p>0.0379541038</text:p>
          </table:table-cell>
          <table:table-cell office:value-type="float" office:value="1.03026705559608">
            <text:p>1.0302670556</text:p>
          </table:table-cell>
          <table:table-cell office:value-type="float" office:value="1.14846933995376">
            <text:p>1.14846934</text:p>
          </table:table-cell>
          <table:table-cell office:value-type="float" office:value="1.13566277055714">
            <text:p>1.1356627706</text:p>
          </table:table-cell>
          <table:table-cell office:value-type="float" office:value="0">
            <text:p>0</text:p>
          </table:table-cell>
          <table:table-cell office:value-type="float" office:value="17.0637584708365">
            <text:p>17.0637584708</text:p>
          </table:table-cell>
          <table:table-cell office:value-type="float" office:value="18.6071948869584">
            <text:p>18.60719488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3434">
            <text:p>13434</text:p>
          </table:table-cell>
          <table:table-cell office:value-type="float" office:value="22718">
            <text:p>22718</text:p>
          </table:table-cell>
          <table:table-cell office:value-type="float" office:value="123.125">
            <text:p>123.125</text:p>
          </table:table-cell>
          <table:table-cell office:value-type="float" office:value="473.75">
            <text:p>473.75</text:p>
          </table:table-cell>
          <table:table-cell office:value-type="float" office:value="859">
            <text:p>859</text:p>
          </table:table-cell>
          <table:table-cell office:value-type="float" office:value="0.0150189070505001">
            <text:p>0.0150189071</text:p>
          </table:table-cell>
          <table:table-cell office:value-type="float" office:value="0.0352649992556201">
            <text:p>0.0352649993</text:p>
          </table:table-cell>
          <table:table-cell office:value-type="float" office:value="0.0378114270622414">
            <text:p>0.0378114271</text:p>
          </table:table-cell>
          <table:table-cell office:value-type="float" office:value="1.05300828711197">
            <text:p>1.0530082871</text:p>
          </table:table-cell>
          <table:table-cell office:value-type="float" office:value="1.12586499293277">
            <text:p>1.1258649929</text:p>
          </table:table-cell>
          <table:table-cell office:value-type="float" office:value="1.13514221459015">
            <text:p>1.1351422146</text:p>
          </table:table-cell>
          <table:table-cell office:value-type="float" office:value="0">
            <text:p>0</text:p>
          </table:table-cell>
          <table:table-cell office:value-type="float" office:value="19.999957962636">
            <text:p>19.9999579626</text:p>
          </table:table-cell>
          <table:table-cell office:value-type="float" office:value="18.6761151162862">
            <text:p>18.676115116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9752">
            <text:p>9752</text:p>
          </table:table-cell>
          <table:table-cell office:value-type="float" office:value="14670">
            <text:p>14670</text:p>
          </table:table-cell>
          <table:table-cell office:value-type="float" office:value="24551">
            <text:p>24551</text:p>
          </table:table-cell>
          <table:table-cell office:value-type="float" office:value="295">
            <text:p>295</text:p>
          </table:table-cell>
          <table:table-cell office:value-type="float" office:value="563.125">
            <text:p>563.125</text:p>
          </table:table-cell>
          <table:table-cell office:value-type="float" office:value="855.5">
            <text:p>855.5</text:p>
          </table:table-cell>
          <table:table-cell office:value-type="float" office:value="0.0302502050861362">
            <text:p>0.0302502051</text:p>
          </table:table-cell>
          <table:table-cell office:value-type="float" office:value="0.0383861622358555">
            <text:p>0.0383861622</text:p>
          </table:table-cell>
          <table:table-cell office:value-type="float" office:value="0.0348458311270417">
            <text:p>0.0348458311</text:p>
          </table:table-cell>
          <table:table-cell office:value-type="float" office:value="1.10766926462067">
            <text:p>1.1076692646</text:p>
          </table:table-cell>
          <table:table-cell office:value-type="float" office:value="1.13723962282984">
            <text:p>1.1372396228</text:p>
          </table:table-cell>
          <table:table-cell office:value-type="float" office:value="1.12434030356064">
            <text:p>1.1243403036</text:p>
          </table:table-cell>
          <table:table-cell office:value-type="float" office:value="23.2586532359165">
            <text:p>23.2586532359</text:p>
          </table:table-cell>
          <table:table-cell office:value-type="float" office:value="18.4016127645961">
            <text:p>18.4016127646</text:p>
          </table:table-cell>
          <table:table-cell office:value-type="float" office:value="20.2364202957664">
            <text:p>20.236420295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0722">
            <text:p>10722</text:p>
          </table:table-cell>
          <table:table-cell office:value-type="float" office:value="14462">
            <text:p>14462</text:p>
          </table:table-cell>
          <table:table-cell office:value-type="float" office:value="24317">
            <text:p>24317</text:p>
          </table:table-cell>
          <table:table-cell office:value-type="float" office:value="445.875">
            <text:p>445.875</text:p>
          </table:table-cell>
          <table:table-cell office:value-type="float" office:value="596.25">
            <text:p>596.25</text:p>
          </table:table-cell>
          <table:table-cell office:value-type="float" office:value="1019.25">
            <text:p>1019.25</text:p>
          </table:table-cell>
          <table:table-cell office:value-type="float" office:value="0.0415850587576945">
            <text:p>0.0415850588</text:p>
          </table:table-cell>
          <table:table-cell office:value-type="float" office:value="0.0412287373807219">
            <text:p>0.0412287374</text:p>
          </table:table-cell>
          <table:table-cell office:value-type="float" office:value="0.0419151211086894">
            <text:p>0.0419151211</text:p>
          </table:table-cell>
          <table:table-cell office:value-type="float" office:value="1.14893716719122">
            <text:p>1.1489371672</text:p>
          </table:table-cell>
          <table:table-cell office:value-type="float" office:value="1.1476322060531">
            <text:p>1.1476322061</text:p>
          </table:table-cell>
          <table:table-cell office:value-type="float" office:value="1.15014640354042">
            <text:p>1.1501464035</text:p>
          </table:table-cell>
          <table:table-cell office:value-type="float" office:value="17.0123986680113">
            <text:p>17.012398668</text:p>
          </table:table-cell>
          <table:table-cell office:value-type="float" office:value="17.1564739765849">
            <text:p>17.1564739766</text:p>
          </table:table-cell>
          <table:table-cell office:value-type="float" office:value="16.8811261093062">
            <text:p>16.881126109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10520">
            <text:p>10520</text:p>
          </table:table-cell>
          <table:table-cell office:value-type="float" office:value="14933">
            <text:p>14933</text:p>
          </table:table-cell>
          <table:table-cell office:value-type="float" office:value="23703">
            <text:p>23703</text:p>
          </table:table-cell>
          <table:table-cell office:value-type="float" office:value="463.25">
            <text:p>463.25</text:p>
          </table:table-cell>
          <table:table-cell office:value-type="float" office:value="493.5">
            <text:p>493.5</text:p>
          </table:table-cell>
          <table:table-cell office:value-type="float" office:value="851.625">
            <text:p>851.625</text:p>
          </table:table-cell>
          <table:table-cell office:value-type="float" office:value="0.0440351711026616">
            <text:p>0.0440351711</text:p>
          </table:table-cell>
          <table:table-cell office:value-type="float" office:value="0.0330476126699257">
            <text:p>0.0330476127</text:p>
          </table:table-cell>
          <table:table-cell office:value-type="float" office:value="0.0359289963295785">
            <text:p>0.0359289963</text:p>
          </table:table-cell>
          <table:table-cell office:value-type="float" office:value="1.15792372759564">
            <text:p>1.1579237276</text:p>
          </table:table-cell>
          <table:table-cell office:value-type="float" office:value="1.11780724796298">
            <text:p>1.117807248</text:p>
          </table:table-cell>
          <table:table-cell office:value-type="float" office:value="1.12828163699694">
            <text:p>1.128281637</text:p>
          </table:table-cell>
          <table:table-cell office:value-type="float" office:value="16.0848472481663">
            <text:p>16.0848472482</text:p>
          </table:table-cell>
          <table:table-cell office:value-type="float" office:value="21.3188938547701">
            <text:p>21.3188938548</text:p>
          </table:table-cell>
          <table:table-cell office:value-type="float" office:value="19.6366734057339">
            <text:p>19.636673405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8">
            <text:p>308</text:p>
          </table:table-cell>
          <table:table-cell office:value-type="float" office:value="10041">
            <text:p>10041</text:p>
          </table:table-cell>
          <table:table-cell office:value-type="float" office:value="16726">
            <text:p>16726</text:p>
          </table:table-cell>
          <table:table-cell office:value-type="float" office:value="23783">
            <text:p>23783</text:p>
          </table:table-cell>
          <table:table-cell office:value-type="float" office:value="600.625">
            <text:p>600.625</text:p>
          </table:table-cell>
          <table:table-cell office:value-type="float" office:value="540.625">
            <text:p>540.625</text:p>
          </table:table-cell>
          <table:table-cell office:value-type="float" office:value="738.875">
            <text:p>738.875</text:p>
          </table:table-cell>
          <table:table-cell office:value-type="float" office:value="0.0598172492779604">
            <text:p>0.0598172493</text:p>
          </table:table-cell>
          <table:table-cell office:value-type="float" office:value="0.032322432141576">
            <text:p>0.0323224321</text:p>
          </table:table-cell>
          <table:table-cell office:value-type="float" office:value="0.0310673590379683">
            <text:p>0.031067359</text:p>
          </table:table-cell>
          <table:table-cell office:value-type="float" office:value="1.21637345496278">
            <text:p>1.216373455</text:p>
          </table:table-cell>
          <table:table-cell office:value-type="float" office:value="1.11517620214983">
            <text:p>1.1151762021</text:p>
          </table:table-cell>
          <table:table-cell office:value-type="float" office:value="1.11062751099617">
            <text:p>1.110627511</text:p>
          </table:table-cell>
          <table:table-cell office:value-type="float" office:value="11.9309654907253">
            <text:p>11.9309654907</text:p>
          </table:table-cell>
          <table:table-cell office:value-type="float" office:value="21.7895079200175">
            <text:p>21.78950792</text:p>
          </table:table-cell>
          <table:table-cell office:value-type="float" office:value="22.6559136931884">
            <text:p>22.655913693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10385">
            <text:p>10385</text:p>
          </table:table-cell>
          <table:table-cell office:value-type="float" office:value="17585">
            <text:p>17585</text:p>
          </table:table-cell>
          <table:table-cell office:value-type="float" office:value="25752">
            <text:p>25752</text:p>
          </table:table-cell>
          <table:table-cell office:value-type="float" office:value="647.75">
            <text:p>647.75</text:p>
          </table:table-cell>
          <table:table-cell office:value-type="float" office:value="1032">
            <text:p>1032</text:p>
          </table:table-cell>
          <table:table-cell office:value-type="float" office:value="567.75">
            <text:p>567.75</text:p>
          </table:table-cell>
          <table:table-cell office:value-type="float" office:value="0.0623736157920077">
            <text:p>0.0623736158</text:p>
          </table:table-cell>
          <table:table-cell office:value-type="float" office:value="0.0586863804378732">
            <text:p>0.0586863804</text:p>
          </table:table-cell>
          <table:table-cell office:value-type="float" office:value="0.0220468313140727">
            <text:p>0.0220468313</text:p>
          </table:table-cell>
          <table:table-cell office:value-type="float" office:value="1.22593297244809">
            <text:p>1.2259329724</text:p>
          </table:table-cell>
          <table:table-cell office:value-type="float" office:value="1.2121527503804">
            <text:p>1.2121527504</text:p>
          </table:table-cell>
          <table:table-cell office:value-type="float" office:value="1.0781165926304">
            <text:p>1.0781165926</text:p>
          </table:table-cell>
          <table:table-cell office:value-type="float" office:value="11.455905520953">
            <text:p>11.455905521</text:p>
          </table:table-cell>
          <table:table-cell office:value-type="float" office:value="12.1543195453333">
            <text:p>12.1543195453</text:p>
          </table:table-cell>
          <table:table-cell office:value-type="float" office:value="31.7850782823532">
            <text:p>31.785078282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10730">
            <text:p>10730</text:p>
          </table:table-cell>
          <table:table-cell office:value-type="float" office:value="18002">
            <text:p>18002</text:p>
          </table:table-cell>
          <table:table-cell office:value-type="float" office:value="26598">
            <text:p>26598</text:p>
          </table:table-cell>
          <table:table-cell office:value-type="float" office:value="380.375">
            <text:p>380.375</text:p>
          </table:table-cell>
          <table:table-cell office:value-type="float" office:value="717.25">
            <text:p>717.25</text:p>
          </table:table-cell>
          <table:table-cell office:value-type="float" office:value="430">
            <text:p>430</text:p>
          </table:table-cell>
          <table:table-cell office:value-type="float" office:value="0.0354496738117428">
            <text:p>0.0354496738</text:p>
          </table:table-cell>
          <table:table-cell office:value-type="float" office:value="0.0398427952449728">
            <text:p>0.0398427952</text:p>
          </table:table-cell>
          <table:table-cell office:value-type="float" office:value="0.0161666290698549">
            <text:p>0.0161666291</text:p>
          </table:table-cell>
          <table:table-cell office:value-type="float" office:value="1.12653694991288">
            <text:p>1.1265369499</text:p>
          </table:table-cell>
          <table:table-cell office:value-type="float" office:value="1.14256118208995">
            <text:p>1.1425611821</text:p>
          </table:table-cell>
          <table:table-cell office:value-type="float" office:value="1.05709546713964">
            <text:p>1.0570954671</text:p>
          </table:table-cell>
          <table:table-cell office:value-type="float" office:value="19.8975532138841">
            <text:p>19.8975532139</text:p>
          </table:table-cell>
          <table:table-cell office:value-type="float" office:value="17.7413688988057">
            <text:p>17.74136889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11582">
            <text:p>11582</text:p>
          </table:table-cell>
          <table:table-cell office:value-type="float" office:value="17443">
            <text:p>17443</text:p>
          </table:table-cell>
          <table:table-cell office:value-type="float" office:value="27285">
            <text:p>27285</text:p>
          </table:table-cell>
          <table:table-cell office:value-type="float" office:value="410.5">
            <text:p>410.5</text:p>
          </table:table-cell>
          <table:table-cell office:value-type="float" office:value="652.375">
            <text:p>652.375</text:p>
          </table:table-cell>
          <table:table-cell office:value-type="float" office:value="385.75">
            <text:p>385.75</text:p>
          </table:table-cell>
          <table:table-cell office:value-type="float" office:value="0.0354429286824383">
            <text:p>0.0354429287</text:p>
          </table:table-cell>
          <table:table-cell office:value-type="float" office:value="0.037400389841197">
            <text:p>0.0374003898</text:p>
          </table:table-cell>
          <table:table-cell office:value-type="float" office:value="0.0141378046545721">
            <text:p>0.0141378047</text:p>
          </table:table-cell>
          <table:table-cell office:value-type="float" office:value="1.12651240472797">
            <text:p>1.1265124047</text:p>
          </table:table-cell>
          <table:table-cell office:value-type="float" office:value="1.13364299119833">
            <text:p>1.1336429912</text:p>
          </table:table-cell>
          <table:table-cell office:value-type="float" office:value="1.04987407623109">
            <text:p>1.0498740762</text:p>
          </table:table-cell>
          <table:table-cell office:value-type="float" office:value="19.9012747120294">
            <text:p>19.901274712</text:p>
          </table:table-cell>
          <table:table-cell office:value-type="float" office:value="18.8776066177995">
            <text:p>18.87760661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374">
            <text:p>374</text:p>
          </table:table-cell>
          <table:table-cell office:value-type="float" office:value="13188">
            <text:p>13188</text:p>
          </table:table-cell>
          <table:table-cell office:value-type="float" office:value="17704">
            <text:p>17704</text:p>
          </table:table-cell>
          <table:table-cell office:value-type="float" office:value="29306">
            <text:p>29306</text:p>
          </table:table-cell>
          <table:table-cell office:value-type="float" office:value="549">
            <text:p>549</text:p>
          </table:table-cell>
          <table:table-cell office:value-type="float" office:value="614.125">
            <text:p>614.125</text:p>
          </table:table-cell>
          <table:table-cell office:value-type="float" office:value="718.125">
            <text:p>718.125</text:p>
          </table:table-cell>
          <table:table-cell office:value-type="float" office:value="0.0416287534121929">
            <text:p>0.0416287534</text:p>
          </table:table-cell>
          <table:table-cell office:value-type="float" office:value="0.0346884884771803">
            <text:p>0.0346884885</text:p>
          </table:table-cell>
          <table:table-cell office:value-type="float" office:value="0.0245043677062718">
            <text:p>0.0245043677</text:p>
          </table:table-cell>
          <table:table-cell office:value-type="float" office:value="1.14909722503956">
            <text:p>1.149097225</text:p>
          </table:table-cell>
          <table:table-cell office:value-type="float" office:value="1.12376816048648">
            <text:p>1.1237681605</text:p>
          </table:table-cell>
          <table:table-cell office:value-type="float" office:value="1.08694219648385">
            <text:p>1.0869421965</text:p>
          </table:table-cell>
          <table:table-cell office:value-type="float" office:value="16.9949008786045">
            <text:p>16.9949008786</text:p>
          </table:table-cell>
          <table:table-cell office:value-type="float" office:value="20.3266559120906">
            <text:p>20.3266559121</text:p>
          </table:table-cell>
          <table:table-cell office:value-type="float" office:value="28.6318541239249">
            <text:p>28.631854123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4480">
            <text:p>14480</text:p>
          </table:table-cell>
          <table:table-cell office:value-type="float" office:value="18920">
            <text:p>18920</text:p>
          </table:table-cell>
          <table:table-cell office:value-type="float" office:value="30115">
            <text:p>30115</text:p>
          </table:table-cell>
          <table:table-cell office:value-type="float" office:value="541.25">
            <text:p>541.25</text:p>
          </table:table-cell>
          <table:table-cell office:value-type="float" office:value="442.625">
            <text:p>442.625</text:p>
          </table:table-cell>
          <table:table-cell office:value-type="float" office:value="755.625">
            <text:p>755.625</text:p>
          </table:table-cell>
          <table:table-cell office:value-type="float" office:value="0.0373791436464088">
            <text:p>0.0373791436</text:p>
          </table:table-cell>
          <table:table-cell office:value-type="float" office:value="0.02339455602537">
            <text:p>0.023394556</text:p>
          </table:table-cell>
          <table:table-cell office:value-type="float" office:value="0.0250913166196248">
            <text:p>0.0250913166</text:p>
          </table:table-cell>
          <table:table-cell office:value-type="float" office:value="1.13356551550672">
            <text:p>1.1335655155</text:p>
          </table:table-cell>
          <table:table-cell office:value-type="float" office:value="1.08295366438198">
            <text:p>1.0829536644</text:p>
          </table:table-cell>
          <table:table-cell office:value-type="float" office:value="1.08905357354131">
            <text:p>1.0890535735</text:p>
          </table:table-cell>
          <table:table-cell office:value-type="float" office:value="18.8881419906206">
            <text:p>18.8881419906</text:p>
          </table:table-cell>
          <table:table-cell office:value-type="float" office:value="29.9738052684828">
            <text:p>29.9738052685</text:p>
          </table:table-cell>
          <table:table-cell office:value-type="float" office:value="27.9701245798421">
            <text:p>27.970124579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table:number-columns-repeated="2" office:value-type="float" office:value="626">
            <text:p>626</text:p>
          </table:table-cell>
          <table:table-cell office:value-type="float" office:value="14025">
            <text:p>14025</text:p>
          </table:table-cell>
          <table:table-cell office:value-type="float" office:value="19550">
            <text:p>19550</text:p>
          </table:table-cell>
          <table:table-cell office:value-type="float" office:value="27908">
            <text:p>27908</text:p>
          </table:table-cell>
          <table:table-cell office:value-type="float" office:value="519.75">
            <text:p>519.75</text:p>
          </table:table-cell>
          <table:table-cell office:value-type="float" office:value="351">
            <text:p>351</text:p>
          </table:table-cell>
          <table:table-cell office:value-type="float" office:value="896.25">
            <text:p>896.25</text:p>
          </table:table-cell>
          <table:table-cell office:value-type="float" office:value="0.0370588235294118">
            <text:p>0.0370588235</text:p>
          </table:table-cell>
          <table:table-cell office:value-type="float" office:value="0.0179539641943734">
            <text:p>0.0179539642</text:p>
          </table:table-cell>
          <table:table-cell office:value-type="float" office:value="0.0321144474702594">
            <text:p>0.0321144475</text:p>
          </table:table-cell>
          <table:table-cell office:value-type="float" office:value="1.13239766089965">
            <text:p>1.1323976609</text:p>
          </table:table-cell>
          <table:table-cell office:value-type="float" office:value="1.06347067054768">
            <text:p>1.0634706705</text:p>
          </table:table-cell>
          <table:table-cell office:value-type="float" office:value="1.1144219881091">
            <text:p>1.1144219881</text:p>
          </table:table-cell>
          <table:table-cell office:value-type="float" office:value="19.0484432846021">
            <text:p>19.0484432846</text:p>
          </table:table-cell>
          <table:table-cell office:value-type="float" office:value="0">
            <text:p>0</text:p>
          </table:table-cell>
          <table:table-cell office:value-type="float" office:value="21.9284035857402">
            <text:p>21.928403585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13765">
            <text:p>13765</text:p>
          </table:table-cell>
          <table:table-cell office:value-type="float" office:value="20138">
            <text:p>20138</text:p>
          </table:table-cell>
          <table:table-cell office:value-type="float" office:value="27384">
            <text:p>27384</text:p>
          </table:table-cell>
          <table:table-cell office:value-type="float" office:value="583.625">
            <text:p>583.625</text:p>
          </table:table-cell>
          <table:table-cell office:value-type="float" office:value="812.875">
            <text:p>812.875</text:p>
          </table:table-cell>
          <table:table-cell office:value-type="float" office:value="442.25">
            <text:p>442.25</text:p>
          </table:table-cell>
          <table:table-cell office:value-type="float" office:value="0.0423992008717762">
            <text:p>0.0423992009</text:p>
          </table:table-cell>
          <table:table-cell office:value-type="float" office:value="0.0403652299135962">
            <text:p>0.0403652299</text:p>
          </table:table-cell>
          <table:table-cell office:value-type="float" office:value="0.0161499415717207">
            <text:p>0.0161499416</text:p>
          </table:table-cell>
          <table:table-cell office:value-type="float" office:value="1.15192067983096">
            <text:p>1.1519206798</text:p>
          </table:table-cell>
          <table:table-cell office:value-type="float" office:value="1.1444718341981">
            <text:p>1.1444718342</text:p>
          </table:table-cell>
          <table:table-cell office:value-type="float" office:value="1.05703600390205">
            <text:p>1.0570360039</text:p>
          </table:table-cell>
          <table:table-cell office:value-type="float" office:value="16.6922940635048">
            <text:p>16.6922940635</text:p>
          </table:table-cell>
          <table:table-cell office:value-type="float" office:value="17.516175231918">
            <text:p>17.5161752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3956">
            <text:p>13956</text:p>
          </table:table-cell>
          <table:table-cell office:value-type="float" office:value="21791">
            <text:p>21791</text:p>
          </table:table-cell>
          <table:table-cell office:value-type="float" office:value="30252">
            <text:p>30252</text:p>
          </table:table-cell>
          <table:table-cell office:value-type="float" office:value="513.75">
            <text:p>513.75</text:p>
          </table:table-cell>
          <table:table-cell office:value-type="float" office:value="427.75">
            <text:p>427.75</text:p>
          </table:table-cell>
          <table:table-cell office:value-type="float" office:value="1285.375">
            <text:p>1285.375</text:p>
          </table:table-cell>
          <table:table-cell office:value-type="float" office:value="0.0368121238177128">
            <text:p>0.0368121238</text:p>
          </table:table-cell>
          <table:table-cell office:value-type="float" office:value="0.0196296636225965">
            <text:p>0.0196296636</text:p>
          </table:table-cell>
          <table:table-cell office:value-type="float" office:value="0.0424889263519767">
            <text:p>0.0424889264</text:p>
          </table:table-cell>
          <table:table-cell office:value-type="float" office:value="1.13149849298354">
            <text:p>1.131498493</text:p>
          </table:table-cell>
          <table:table-cell office:value-type="float" office:value="1.0694590571192">
            <text:p>1.0694590571</text:p>
          </table:table-cell>
          <table:table-cell office:value-type="float" office:value="1.1522496476025">
            <text:p>1.1522496476</text:p>
          </table:table-cell>
          <table:table-cell office:value-type="float" office:value="19.1738033497016">
            <text:p>19.1738033497</text:p>
          </table:table-cell>
          <table:table-cell office:value-type="float" office:value="0">
            <text:p>0</text:p>
          </table:table-cell>
          <table:table-cell office:value-type="float" office:value="16.6577661481865">
            <text:p>16.657766148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14860">
            <text:p>14860</text:p>
          </table:table-cell>
          <table:table-cell office:value-type="float" office:value="22010">
            <text:p>22010</text:p>
          </table:table-cell>
          <table:table-cell office:value-type="float" office:value="31592">
            <text:p>31592</text:p>
          </table:table-cell>
          <table:table-cell office:value-type="float" office:value="317.125">
            <text:p>317.125</text:p>
          </table:table-cell>
          <table:table-cell office:value-type="float" office:value="520.375">
            <text:p>520.375</text:p>
          </table:table-cell>
          <table:table-cell office:value-type="float" office:value="1100.5">
            <text:p>1100.5</text:p>
          </table:table-cell>
          <table:table-cell office:value-type="float" office:value="0.0213408479138627">
            <text:p>0.0213408479</text:p>
          </table:table-cell>
          <table:table-cell office:value-type="float" office:value="0.0236426624261699">
            <text:p>0.0236426624</text:p>
          </table:table-cell>
          <table:table-cell office:value-type="float" office:value="0.0348347682957711">
            <text:p>0.0348347683</text:p>
          </table:table-cell>
          <table:table-cell office:value-type="float" office:value="1.0755856140063">
            <text:p>1.075585614</text:p>
          </table:table-cell>
          <table:table-cell office:value-type="float" office:value="1.08384491044533">
            <text:p>1.0838449104</text:p>
          </table:table-cell>
          <table:table-cell office:value-type="float" office:value="1.12430007275635">
            <text:p>1.1243000728</text:p>
          </table:table-cell>
          <table:table-cell office:value-type="float" office:value="32.8251870714719">
            <text:p>32.8251870715</text:p>
          </table:table-cell>
          <table:table-cell office:value-type="float" office:value="29.6628687028437">
            <text:p>29.6628687028</text:p>
          </table:table-cell>
          <table:table-cell office:value-type="float" office:value="20.2427381622391">
            <text:p>20.242738162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3">
            <text:p>293</text:p>
          </table:table-cell>
          <table:table-cell office:value-type="float" office:value="14920">
            <text:p>14920</text:p>
          </table:table-cell>
          <table:table-cell office:value-type="float" office:value="20545">
            <text:p>20545</text:p>
          </table:table-cell>
          <table:table-cell office:value-type="float" office:value="33510">
            <text:p>33510</text:p>
          </table:table-cell>
          <table:table-cell office:value-type="float" office:value="233.875">
            <text:p>233.875</text:p>
          </table:table-cell>
          <table:table-cell office:value-type="float" office:value="514.875">
            <text:p>514.875</text:p>
          </table:table-cell>
          <table:table-cell office:value-type="float" office:value="1793.5">
            <text:p>1793.5</text:p>
          </table:table-cell>
          <table:table-cell office:value-type="float" office:value="0.0156752680965147">
            <text:p>0.0156752681</text:p>
          </table:table-cell>
          <table:table-cell office:value-type="float" office:value="0.0250608420540277">
            <text:p>0.0250608421</text:p>
          </table:table-cell>
          <table:table-cell office:value-type="float" office:value="0.0535213369143539">
            <text:p>0.0535213369</text:p>
          </table:table-cell>
          <table:table-cell office:value-type="float" office:value="1.0553450378364">
            <text:p>1.0553450378</text:p>
          </table:table-cell>
          <table:table-cell office:value-type="float" office:value="1.08894391696583">
            <text:p>1.088943917</text:p>
          </table:table-cell>
          <table:table-cell office:value-type="float" office:value="1.19293916487023">
            <text:p>1.1929391649</text:p>
          </table:table-cell>
          <table:table-cell office:value-type="float" office:value="0">
            <text:p>0</text:p>
          </table:table-cell>
          <table:table-cell office:value-type="float" office:value="28.0037189168061">
            <text:p>28.0037189168</text:p>
          </table:table-cell>
          <table:table-cell office:value-type="float" office:value="13.2944191007789">
            <text:p>13.294419100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table:number-columns-repeated="2" office:value-type="float" office:value="599">
            <text:p>599</text:p>
          </table:table-cell>
          <table:table-cell office:value-type="float" office:value="15071">
            <text:p>15071</text:p>
          </table:table-cell>
          <table:table-cell office:value-type="float" office:value="22288">
            <text:p>22288</text:p>
          </table:table-cell>
          <table:table-cell office:value-type="float" office:value="37732">
            <text:p>37732</text:p>
          </table:table-cell>
          <table:table-cell office:value-type="float" office:value="564">
            <text:p>564</text:p>
          </table:table-cell>
          <table:table-cell office:value-type="float" office:value="1215">
            <text:p>1215</text:p>
          </table:table-cell>
          <table:table-cell office:value-type="float" office:value="1859.75">
            <text:p>1859.75</text:p>
          </table:table-cell>
          <table:table-cell office:value-type="float" office:value="0.0374228651051689">
            <text:p>0.0374228651</text:p>
          </table:table-cell>
          <table:table-cell office:value-type="float" office:value="0.054513639626705">
            <text:p>0.0545136396</text:p>
          </table:table-cell>
          <table:table-cell office:value-type="float" office:value="0.0492884024170465">
            <text:p>0.0492884024</text:p>
          </table:table-cell>
          <table:table-cell office:value-type="float" office:value="1.13372495070014">
            <text:p>1.1337249507</text:p>
          </table:table-cell>
          <table:table-cell office:value-type="float" office:value="1.19662234302795">
            <text:p>1.196622343</text:p>
          </table:table-cell>
          <table:table-cell office:value-type="float" office:value="1.1772709278208">
            <text:p>1.1772709278</text:p>
          </table:table-cell>
          <table:table-cell office:value-type="float" office:value="18.8664748043267">
            <text:p>18.8664748043</text:p>
          </table:table-cell>
          <table:table-cell office:value-type="float" office:value="13.0586224329621">
            <text:p>13.058622433</text:p>
          </table:table-cell>
          <table:table-cell office:value-type="float" office:value="14.4068834378848">
            <text:p>14.406883437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6648">
            <text:p>16648</text:p>
          </table:table-cell>
          <table:table-cell office:value-type="float" office:value="23464">
            <text:p>23464</text:p>
          </table:table-cell>
          <table:table-cell office:value-type="float" office:value="39689">
            <text:p>39689</text:p>
          </table:table-cell>
          <table:table-cell office:value-type="float" office:value="264.5">
            <text:p>264.5</text:p>
          </table:table-cell>
          <table:table-cell office:value-type="float" office:value="1093.75">
            <text:p>1093.75</text:p>
          </table:table-cell>
          <table:table-cell office:value-type="float" office:value="1729.75">
            <text:p>1729.75</text:p>
          </table:table-cell>
          <table:table-cell office:value-type="float" office:value="0.0158877943296492">
            <text:p>0.0158877943</text:p>
          </table:table-cell>
          <table:table-cell office:value-type="float" office:value="0.0466139618138425">
            <text:p>0.0466139618</text:p>
          </table:table-cell>
          <table:table-cell office:value-type="float" office:value="0.0435826047519464">
            <text:p>0.0435826048</text:p>
          </table:table-cell>
          <table:table-cell office:value-type="float" office:value="1.05610202729075">
            <text:p>1.0561020273</text:p>
          </table:table-cell>
          <table:table-cell office:value-type="float" office:value="1.16740767476297">
            <text:p>1.1674076748</text:p>
          </table:table-cell>
          <table:table-cell office:value-type="float" office:value="1.15626202576826">
            <text:p>1.1562620258</text:p>
          </table:table-cell>
          <table:table-cell office:value-type="float" office:value="0">
            <text:p>0</text:p>
          </table:table-cell>
          <table:table-cell office:value-type="float" office:value="15.2138898586849">
            <text:p>15.2138898587</text:p>
          </table:table-cell>
          <table:table-cell office:value-type="float" office:value="16.2483260254995">
            <text:p>16.248326025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0">
            <text:p>320</text:p>
          </table:table-cell>
          <table:table-cell office:value-type="float" office:value="16835">
            <text:p>16835</text:p>
          </table:table-cell>
          <table:table-cell office:value-type="float" office:value="23635">
            <text:p>23635</text:p>
          </table:table-cell>
          <table:table-cell office:value-type="float" office:value="39962">
            <text:p>39962</text:p>
          </table:table-cell>
          <table:table-cell office:value-type="float" office:value="300.5">
            <text:p>300.5</text:p>
          </table:table-cell>
          <table:table-cell office:value-type="float" office:value="813.125">
            <text:p>813.125</text:p>
          </table:table-cell>
          <table:table-cell office:value-type="float" office:value="1952.5">
            <text:p>1952.5</text:p>
          </table:table-cell>
          <table:table-cell office:value-type="float" office:value="0.0178497178497178">
            <text:p>0.0178497178</text:p>
          </table:table-cell>
          <table:table-cell office:value-type="float" office:value="0.0344034271207954">
            <text:p>0.0344034271</text:p>
          </table:table-cell>
          <table:table-cell office:value-type="float" office:value="0.0488589159701717">
            <text:p>0.048858916</text:p>
          </table:table-cell>
          <table:table-cell office:value-type="float" office:value="1.06309849283155">
            <text:p>1.0630984928</text:p>
          </table:table-cell>
          <table:table-cell office:value-type="float" office:value="1.12273184268619">
            <text:p>1.1227318427</text:p>
          </table:table-cell>
          <table:table-cell office:value-type="float" office:value="1.17568510548837">
            <text:p>1.1756851055</text:p>
          </table:table-cell>
          <table:table-cell office:value-type="float" office:value="0">
            <text:p>0</text:p>
          </table:table-cell>
          <table:table-cell office:value-type="float" office:value="20.492239949938">
            <text:p>20.4922399499</text:p>
          </table:table-cell>
          <table:table-cell office:value-type="float" office:value="14.5305264043918">
            <text:p>14.530526404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15892">
            <text:p>15892</text:p>
          </table:table-cell>
          <table:table-cell office:value-type="float" office:value="25082">
            <text:p>25082</text:p>
          </table:table-cell>
          <table:table-cell office:value-type="float" office:value="42021">
            <text:p>42021</text:p>
          </table:table-cell>
          <table:table-cell office:value-type="float" office:value="441.75">
            <text:p>441.75</text:p>
          </table:table-cell>
          <table:table-cell office:value-type="float" office:value="1266.375">
            <text:p>1266.375</text:p>
          </table:table-cell>
          <table:table-cell office:value-type="float" office:value="1910.125">
            <text:p>1910.125</text:p>
          </table:table-cell>
          <table:table-cell office:value-type="float" office:value="0.0277970047822804">
            <text:p>0.0277970048</text:p>
          </table:table-cell>
          <table:table-cell office:value-type="float" office:value="0.0504893947851049">
            <text:p>0.0504893948</text:p>
          </table:table-cell>
          <table:table-cell office:value-type="float" office:value="0.0454564384474429">
            <text:p>0.0454564384</text:p>
          </table:table-cell>
          <table:table-cell office:value-type="float" office:value="1.09880395674872">
            <text:p>1.0988039567</text:p>
          </table:table-cell>
          <table:table-cell office:value-type="float" office:value="1.18170927255997">
            <text:p>1.1817092726</text:p>
          </table:table-cell>
          <table:table-cell office:value-type="float" office:value="1.16314745864685">
            <text:p>1.1631474586</text:p>
          </table:table-cell>
          <table:table-cell office:value-type="float" office:value="25.2810283712406">
            <text:p>25.2810283712</text:p>
          </table:table-cell>
          <table:table-cell office:value-type="float" office:value="14.0722983606076">
            <text:p>14.0722983606</text:p>
          </table:table-cell>
          <table:table-cell office:value-type="float" office:value="15.5926088671483">
            <text:p>15.592608867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465">
            <text:p>465</text:p>
          </table:table-cell>
          <table:table-cell office:value-type="float" office:value="14952">
            <text:p>14952</text:p>
          </table:table-cell>
          <table:table-cell office:value-type="float" office:value="25852">
            <text:p>25852</text:p>
          </table:table-cell>
          <table:table-cell office:value-type="float" office:value="43464">
            <text:p>43464</text:p>
          </table:table-cell>
          <table:table-cell office:value-type="float" office:value="632">
            <text:p>632</text:p>
          </table:table-cell>
          <table:table-cell office:value-type="float" office:value="906">
            <text:p>906</text:p>
          </table:table-cell>
          <table:table-cell office:value-type="float" office:value="1499.125">
            <text:p>1499.125</text:p>
          </table:table-cell>
          <table:table-cell office:value-type="float" office:value="0.0422685928303906">
            <text:p>0.0422685928</text:p>
          </table:table-cell>
          <table:table-cell office:value-type="float" office:value="0.0350456444375677">
            <text:p>0.0350456444</text:p>
          </table:table-cell>
          <table:table-cell office:value-type="float" office:value="0.0344911881097">
            <text:p>0.0344911881</text:p>
          </table:table-cell>
          <table:table-cell office:value-type="float" office:value="1.1514418774285">
            <text:p>1.1514418774</text:p>
          </table:table-cell>
          <table:table-cell office:value-type="float" office:value="1.12506702203181">
            <text:p>1.125067022</text:p>
          </table:table-cell>
          <table:table-cell office:value-type="float" office:value="1.1230508568161">
            <text:p>1.1230508568</text:p>
          </table:table-cell>
          <table:table-cell office:value-type="float" office:value="16.7428162494422">
            <text:p>16.7428162494</text:p>
          </table:table-cell>
          <table:table-cell office:value-type="float" office:value="20.1229955804516">
            <text:p>20.1229955805</text:p>
          </table:table-cell>
          <table:table-cell office:value-type="float" office:value="20.4409705047208">
            <text:p>20.440970504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6364">
            <text:p>16364</text:p>
          </table:table-cell>
          <table:table-cell office:value-type="float" office:value="27758">
            <text:p>27758</text:p>
          </table:table-cell>
          <table:table-cell office:value-type="float" office:value="45822">
            <text:p>45822</text:p>
          </table:table-cell>
          <table:table-cell office:value-type="float" office:value="620.5">
            <text:p>620.5</text:p>
          </table:table-cell>
          <table:table-cell office:value-type="float" office:value="1090.5">
            <text:p>1090.5</text:p>
          </table:table-cell>
          <table:table-cell office:value-type="float" office:value="945.375">
            <text:p>945.375</text:p>
          </table:table-cell>
          <table:table-cell office:value-type="float" office:value="0.0379186018088487">
            <text:p>0.0379186018</text:p>
          </table:table-cell>
          <table:table-cell office:value-type="float" office:value="0.0392859716117876">
            <text:p>0.0392859716</text:p>
          </table:table-cell>
          <table:table-cell office:value-type="float" office:value="0.0206314652350399">
            <text:p>0.0206314652</text:p>
          </table:table-cell>
          <table:table-cell office:value-type="float" office:value="1.13553323424272">
            <text:p>1.1355332342</text:p>
          </table:table-cell>
          <table:table-cell office:value-type="float" office:value="1.1405259402696">
            <text:p>1.1405259403</text:p>
          </table:table-cell>
          <table:table-cell office:value-type="float" office:value="1.07304441674382">
            <text:p>1.0730444167</text:p>
          </table:table-cell>
          <table:table-cell office:value-type="float" office:value="18.624295698077">
            <text:p>18.6242956981</text:p>
          </table:table-cell>
          <table:table-cell office:value-type="float" office:value="17.9879786857316">
            <text:p>17.9879786857</text:p>
          </table:table-cell>
          <table:table-cell office:value-type="float" office:value="33.9419986411192">
            <text:p>33.941998641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8709">
            <text:p>28709</text:p>
          </table:table-cell>
          <table:table-cell office:value-type="float" office:value="48085">
            <text:p>48085</text:p>
          </table:table-cell>
          <table:table-cell office:value-type="float" office:value="583.75">
            <text:p>583.75</text:p>
          </table:table-cell>
          <table:table-cell office:value-type="float" office:value="1369">
            <text:p>1369</text:p>
          </table:table-cell>
          <table:table-cell office:value-type="float" office:value="1015.125">
            <text:p>1015.125</text:p>
          </table:table-cell>
          <table:table-cell office:value-type="float" office:value="0.0334450555746534">
            <text:p>0.0334450556</text:p>
          </table:table-cell>
          <table:table-cell office:value-type="float" office:value="0.0476853948239228">
            <text:p>0.0476853948</text:p>
          </table:table-cell>
          <table:table-cell office:value-type="float" office:value="0.0211110533430384">
            <text:p>0.0211110533</text:p>
          </table:table-cell>
          <table:table-cell office:value-type="float" office:value="1.11925009512637">
            <text:p>1.1192500951</text:p>
          </table:table-cell>
          <table:table-cell office:value-type="float" office:value="1.17135571976758">
            <text:p>1.1713557198</text:p>
          </table:table-cell>
          <table:table-cell office:value-type="float" office:value="1.07476221278421">
            <text:p>1.0747622128</text:p>
          </table:table-cell>
          <table:table-cell office:value-type="float" office:value="21.0696256385208">
            <text:p>21.0696256385</text:p>
          </table:table-cell>
          <table:table-cell office:value-type="float" office:value="14.8797210629801">
            <text:p>14.879721063</text:p>
          </table:table-cell>
          <table:table-cell office:value-type="float" office:value="33.1787442149917">
            <text:p>33.17874421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29668">
            <text:p>29668</text:p>
          </table:table-cell>
          <table:table-cell office:value-type="float" office:value="50443">
            <text:p>50443</text:p>
          </table:table-cell>
          <table:table-cell office:value-type="float" office:value="816.625">
            <text:p>816.625</text:p>
          </table:table-cell>
          <table:table-cell office:value-type="float" office:value="1438.25">
            <text:p>1438.25</text:p>
          </table:table-cell>
          <table:table-cell office:value-type="float" office:value="866.25">
            <text:p>866.25</text:p>
          </table:table-cell>
          <table:table-cell office:value-type="float" office:value="0.0445610062206701">
            <text:p>0.0445610062</text:p>
          </table:table-cell>
          <table:table-cell office:value-type="float" office:value="0.0484781582850209">
            <text:p>0.0484781583</text:p>
          </table:table-cell>
          <table:table-cell office:value-type="float" office:value="0.017172848561743">
            <text:p>0.0171728486</text:p>
          </table:table-cell>
          <table:table-cell office:value-type="float" office:value="1.15985546099213">
            <text:p>1.159855461</text:p>
          </table:table-cell>
          <table:table-cell office:value-type="float" office:value="1.17427981238576">
            <text:p>1.1742798124</text:p>
          </table:table-cell>
          <table:table-cell office:value-type="float" office:value="1.06068298715244">
            <text:p>1.0606829872</text:p>
          </table:table-cell>
          <table:table-cell office:value-type="float" office:value="15.8990717805288">
            <text:p>15.8990717805</text:p>
          </table:table-cell>
          <table:table-cell office:value-type="float" office:value="14.6419727741292">
            <text:p>14.6419727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743">
            <text:p>743</text:p>
          </table:table-cell>
          <table:table-cell office:value-type="float" office:value="20377">
            <text:p>20377</text:p>
          </table:table-cell>
          <table:table-cell office:value-type="float" office:value="30425">
            <text:p>30425</text:p>
          </table:table-cell>
          <table:table-cell office:value-type="float" office:value="49228">
            <text:p>49228</text:p>
          </table:table-cell>
          <table:table-cell office:value-type="float" office:value="1007.75">
            <text:p>1007.75</text:p>
          </table:table-cell>
          <table:table-cell office:value-type="float" office:value="1017.5">
            <text:p>1017.5</text:p>
          </table:table-cell>
          <table:table-cell office:value-type="float" office:value="689.75">
            <text:p>689.75</text:p>
          </table:table-cell>
          <table:table-cell office:value-type="float" office:value="0.0494552681945331">
            <text:p>0.0494552682</text:p>
          </table:table-cell>
          <table:table-cell office:value-type="float" office:value="0.033442892358258">
            <text:p>0.0334428924</text:p>
          </table:table-cell>
          <table:table-cell office:value-type="float" office:value="0.0140113350125945">
            <text:p>0.014011335</text:p>
          </table:table-cell>
          <table:table-cell office:value-type="float" office:value="1.17788725284316">
            <text:p>1.1778872528</text:p>
          </table:table-cell>
          <table:table-cell office:value-type="float" office:value="1.1192422402705">
            <text:p>1.1192422403</text:p>
          </table:table-cell>
          <table:table-cell office:value-type="float" office:value="1.0494244548614">
            <text:p>1.0494244549</text:p>
          </table:table-cell>
          <table:table-cell office:value-type="float" office:value="14.3594243393699">
            <text:p>14.3594243394</text:p>
          </table:table-cell>
          <table:table-cell office:value-type="float" office:value="21.0709663299713">
            <text:p>21.07096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132">
            <text:p>32132</text:p>
          </table:table-cell>
          <table:table-cell office:value-type="float" office:value="47472">
            <text:p>47472</text:p>
          </table:table-cell>
          <table:table-cell office:value-type="float" office:value="939.5">
            <text:p>939.5</text:p>
          </table:table-cell>
          <table:table-cell office:value-type="float" office:value="625.75">
            <text:p>625.75</text:p>
          </table:table-cell>
          <table:table-cell office:value-type="float" office:value="680">
            <text:p>680</text:p>
          </table:table-cell>
          <table:table-cell office:value-type="float" office:value="0.0434712196927633">
            <text:p>0.0434712197</text:p>
          </table:table-cell>
          <table:table-cell office:value-type="float" office:value="0.0194743557823976">
            <text:p>0.0194743558</text:p>
          </table:table-cell>
          <table:table-cell office:value-type="float" office:value="0.0143242332322211">
            <text:p>0.0143242332</text:p>
          </table:table-cell>
          <table:table-cell office:value-type="float" office:value="1.15585317293016">
            <text:p>1.1558531729</text:p>
          </table:table-cell>
          <table:table-cell office:value-type="float" office:value="1.06890357628334">
            <text:p>1.0689035763</text:p>
          </table:table-cell>
          <table:table-cell office:value-type="float" office:value="1.05053697628185">
            <text:p>1.0505369763</text:p>
          </table:table-cell>
          <table:table-cell office:value-type="float" office:value="16.289083108069">
            <text:p>16.28908310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3960">
            <text:p>33960</text:p>
          </table:table-cell>
          <table:table-cell office:value-type="float" office:value="47233">
            <text:p>47233</text:p>
          </table:table-cell>
          <table:table-cell office:value-type="float" office:value="971.25">
            <text:p>971.25</text:p>
          </table:table-cell>
          <table:table-cell office:value-type="float" office:value="669.25">
            <text:p>669.25</text:p>
          </table:table-cell>
          <table:table-cell office:value-type="float" office:value="590.875">
            <text:p>590.875</text:p>
          </table:table-cell>
          <table:table-cell office:value-type="float" office:value="0.045163915368519">
            <text:p>0.0451639154</text:p>
          </table:table-cell>
          <table:table-cell office:value-type="float" office:value="0.0197070082449941">
            <text:p>0.0197070082</text:p>
          </table:table-cell>
          <table:table-cell office:value-type="float" office:value="0.0125097918827938">
            <text:p>0.0125097919</text:p>
          </table:table-cell>
          <table:table-cell office:value-type="float" office:value="1.16207167112259">
            <text:p>1.1620716711</text:p>
          </table:table-cell>
          <table:table-cell office:value-type="float" office:value="1.06973572655846">
            <text:p>1.0697357266</text:p>
          </table:table-cell>
          <table:table-cell office:value-type="float" office:value="1.04409100157996">
            <text:p>1.0440910016</text:p>
          </table:table-cell>
          <table:table-cell office:value-type="float" office:value="15.6913890153617">
            <text:p>15.69138901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4812">
            <text:p>34812</text:p>
          </table:table-cell>
          <table:table-cell office:value-type="float" office:value="49233">
            <text:p>49233</text:p>
          </table:table-cell>
          <table:table-cell office:value-type="float" office:value="1085.875">
            <text:p>1085.875</text:p>
          </table:table-cell>
          <table:table-cell office:value-type="float" office:value="612.125">
            <text:p>612.125</text:p>
          </table:table-cell>
          <table:table-cell office:value-type="float" office:value="851">
            <text:p>851</text:p>
          </table:table-cell>
          <table:table-cell office:value-type="float" office:value="0.0484138838111374">
            <text:p>0.0484138838</text:p>
          </table:table-cell>
          <table:table-cell office:value-type="float" office:value="0.017583735493508">
            <text:p>0.0175837355</text:p>
          </table:table-cell>
          <table:table-cell office:value-type="float" office:value="0.0172851542664473">
            <text:p>0.0172851543</text:p>
          </table:table-cell>
          <table:table-cell office:value-type="float" office:value="1.17404264546451">
            <text:p>1.1740426455</text:p>
          </table:table-cell>
          <table:table-cell office:value-type="float" office:value="1.06214908222493">
            <text:p>1.0621490822</text:p>
          </table:table-cell>
          <table:table-cell office:value-type="float" office:value="1.06108364198627">
            <text:p>1.061083642</text:p>
          </table:table-cell>
          <table:table-cell office:value-type="float" office:value="14.6609585764769">
            <text:p>14.66095857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738">
            <text:p>34738</text:p>
          </table:table-cell>
          <table:table-cell office:value-type="float" office:value="48605">
            <text:p>48605</text:p>
          </table:table-cell>
          <table:table-cell office:value-type="float" office:value="724.75">
            <text:p>724.75</text:p>
          </table:table-cell>
          <table:table-cell office:value-type="float" office:value="500.75">
            <text:p>500.75</text:p>
          </table:table-cell>
          <table:table-cell office:value-type="float" office:value="-254.875">
            <text:p>-254.875</text:p>
          </table:table-cell>
          <table:table-cell office:value-type="float" office:value="0.0314917007039194">
            <text:p>0.0314917007</text:p>
          </table:table-cell>
          <table:table-cell office:value-type="float" office:value="0.0144150498013703">
            <text:p>0.0144150498</text:p>
          </table:table-cell>
          <table:table-cell office:value-type="float" office:value="-0.00524380207797552">
            <text:p>-0.0052438021</text:p>
          </table:table-cell>
          <table:table-cell office:value-type="float" office:value="1.11216473780164">
            <text:p>1.1121647378</text:p>
          </table:table-cell>
          <table:table-cell office:value-type="float" office:value="1.05085994987992">
            <text:p>1.0508599499</text:p>
          </table:table-cell>
          <table:table-cell office:value-type="float" office:value="0.981700587749142">
            <text:p>0.9817005877</text:p>
          </table:table-cell>
          <table:table-cell office:value-type="float" office:value="22.3552541331643">
            <text:p>22.3552541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853">
            <text:p>33853</text:p>
          </table:table-cell>
          <table:table-cell office:value-type="float" office:value="51212">
            <text:p>51212</text:p>
          </table:table-cell>
          <table:table-cell office:value-type="float" office:value="441">
            <text:p>441</text:p>
          </table:table-cell>
          <table:table-cell office:value-type="float" office:value="464.125">
            <text:p>464.125</text:p>
          </table:table-cell>
          <table:table-cell office:value-type="float" office:value="-391.625">
            <text:p>-391.625</text:p>
          </table:table-cell>
          <table:table-cell office:value-type="float" office:value="0.0184673366834171">
            <text:p>0.0184673367</text:p>
          </table:table-cell>
          <table:table-cell office:value-type="float" office:value="0.0137100109296074">
            <text:p>0.0137100109</text:p>
          </table:table-cell>
          <table:table-cell office:value-type="float" office:value="-0.00764713348433961">
            <text:p>-0.0076471335</text:p>
          </table:table-cell>
          <table:table-cell office:value-type="float" office:value="1.06530412173935">
            <text:p>1.0653041217</text:p>
          </table:table-cell>
          <table:table-cell office:value-type="float" office:value="1.04835344847702">
            <text:p>1.0483534485</text:p>
          </table:table-cell>
          <table:table-cell office:value-type="float" office:value="0.973349650959845">
            <text:p>0.9733496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25224">
            <text:p>25224</text:p>
          </table:table-cell>
          <table:table-cell office:value-type="float" office:value="34062">
            <text:p>34062</text:p>
          </table:table-cell>
          <table:table-cell office:value-type="float" office:value="52812">
            <text:p>52812</text:p>
          </table:table-cell>
          <table:table-cell office:value-type="float" office:value="465.875">
            <text:p>465.875</text:p>
          </table:table-cell>
          <table:table-cell office:value-type="float" office:value="385.125">
            <text:p>385.125</text:p>
          </table:table-cell>
          <table:table-cell office:value-type="float" office:value="-175.125">
            <text:p>-175.125</text:p>
          </table:table-cell>
          <table:table-cell office:value-type="float" office:value="0.0184695131620679">
            <text:p>0.0184695132</text:p>
          </table:table-cell>
          <table:table-cell office:value-type="float" office:value="0.0113065879866126">
            <text:p>0.011306588</text:p>
          </table:table-cell>
          <table:table-cell office:value-type="float" office:value="-0.00331600772551693">
            <text:p>-0.0033160077</text:p>
          </table:table-cell>
          <table:table-cell office:value-type="float" office:value="1.06531189698347">
            <text:p>1.065311897</text:p>
          </table:table-cell>
          <table:table-cell office:value-type="float" office:value="1.03982362225967">
            <text:p>1.0398236223</text:p>
          </table:table-cell>
          <table:table-cell office:value-type="float" office:value="0.988415524938873">
            <text:p>0.98841552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752">
            <text:p>26752</text:p>
          </table:table-cell>
          <table:table-cell office:value-type="float" office:value="35222">
            <text:p>35222</text:p>
          </table:table-cell>
          <table:table-cell office:value-type="float" office:value="50439">
            <text:p>50439</text:p>
          </table:table-cell>
          <table:table-cell office:value-type="float" office:value="-18.5">
            <text:p>-18.5</text:p>
          </table:table-cell>
          <table:table-cell office:value-type="float" office:value="578.375">
            <text:p>578.375</text:p>
          </table:table-cell>
          <table:table-cell office:value-type="float" office:value="-184">
            <text:p>-184</text:p>
          </table:table-cell>
          <table:table-cell office:value-type="float" office:value="-0.000691537081339713">
            <text:p>-0.0006915371</text:p>
          </table:table-cell>
          <table:table-cell office:value-type="float" office:value="0.0164208449264664">
            <text:p>0.0164208449</text:p>
          </table:table-cell>
          <table:table-cell office:value-type="float" office:value="-0.00364797081623347">
            <text:p>-0.0036479708</text:p>
          </table:table-cell>
          <table:table-cell office:value-type="float" office:value="0.997580557533439">
            <text:p>0.9975805575</text:p>
          </table:table-cell>
          <table:table-cell office:value-type="float" office:value="1.05800145977291">
            <text:p>1.0580014598</text:p>
          </table:table-cell>
          <table:table-cell office:value-type="float" office:value="0.987258185217692">
            <text:p>0.98725818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6175">
            <text:p>26175</text:p>
          </table:table-cell>
          <table:table-cell office:value-type="float" office:value="34150">
            <text:p>34150</text:p>
          </table:table-cell>
          <table:table-cell office:value-type="float" office:value="48056">
            <text:p>48056</text:p>
          </table:table-cell>
          <table:table-cell office:value-type="float" office:value="373.875">
            <text:p>373.875</text:p>
          </table:table-cell>
          <table:table-cell office:value-type="float" office:value="465.5">
            <text:p>465.5</text:p>
          </table:table-cell>
          <table:table-cell office:value-type="float" office:value="-335.875">
            <text:p>-335.875</text:p>
          </table:table-cell>
          <table:table-cell office:value-type="float" office:value="0.0142836676217765">
            <text:p>0.0142836676</text:p>
          </table:table-cell>
          <table:table-cell office:value-type="float" office:value="0.0136310395314788">
            <text:p>0.0136310395</text:p>
          </table:table-cell>
          <table:table-cell office:value-type="float" office:value="-0.00698924171799567">
            <text:p>-0.0069892417</text:p>
          </table:table-cell>
          <table:table-cell office:value-type="float" office:value="1.05039272207125">
            <text:p>1.0503927221</text:p>
          </table:table-cell>
          <table:table-cell office:value-type="float" office:value="1.04807281662804">
            <text:p>1.0480728166</text:p>
          </table:table-cell>
          <table:table-cell office:value-type="float" office:value="0.975633399006609">
            <text:p>0.975633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530">
            <text:p>24530</text:p>
          </table:table-cell>
          <table:table-cell office:value-type="float" office:value="32712">
            <text:p>32712</text:p>
          </table:table-cell>
          <table:table-cell office:value-type="float" office:value="49560">
            <text:p>49560</text:p>
          </table:table-cell>
          <table:table-cell office:value-type="float" office:value="16.25">
            <text:p>16.25</text:p>
          </table:table-cell>
          <table:table-cell office:value-type="float" office:value="-13.25">
            <text:p>-13.25</text:p>
          </table:table-cell>
          <table:table-cell office:value-type="float" office:value="-440.875">
            <text:p>-440.875</text:p>
          </table:table-cell>
          <table:table-cell office:value-type="float" office:value="0.000662454137790461">
            <text:p>0.0006624541</text:p>
          </table:table-cell>
          <table:table-cell office:value-type="float" office:value="-0.000405050134507214">
            <text:p>-0.0004050501</text:p>
          </table:table-cell>
          <table:table-cell office:value-type="float" office:value="-0.00889578288942696">
            <text:p>-0.0088957829</text:p>
          </table:table-cell>
          <table:table-cell office:value-type="float" office:value="1.00231944961942">
            <text:p>1.0023194496</text:p>
          </table:table-cell>
          <table:table-cell office:value-type="float" office:value="0.998582646097823">
            <text:p>0.9985826461</text:p>
          </table:table-cell>
          <table:table-cell office:value-type="float" office:value="0.969019864395309">
            <text:p>0.96901986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177">
            <text:p>33177</text:p>
          </table:table-cell>
          <table:table-cell office:value-type="float" office:value="51838">
            <text:p>51838</text:p>
          </table:table-cell>
          <table:table-cell office:value-type="float" office:value="349">
            <text:p>349</text:p>
          </table:table-cell>
          <table:table-cell office:value-type="float" office:value="3.25">
            <text:p>3.25</text:p>
          </table:table-cell>
          <table:table-cell office:value-type="float" office:value="-174.125">
            <text:p>-174.125</text:p>
          </table:table-cell>
          <table:table-cell office:value-type="float" office:value="0.0138316423589093">
            <text:p>0.0138316424</text:p>
          </table:table-cell>
          <table:table-cell table:style-name="ce17" office:value-type="float" office:value="0.0000979594297254122">
            <text:p>9.80E-005</text:p>
          </table:table-cell>
          <table:table-cell office:value-type="float" office:value="-0.0033590223388248">
            <text:p>-0.0033590223</text:p>
          </table:table-cell>
          <table:table-cell office:value-type="float" office:value="1.04878572434366">
            <text:p>1.0487857243</text:p>
          </table:table-cell>
          <table:table-cell office:value-type="float" office:value="1.0003428768123">
            <text:p>1.0003428768</text:p>
          </table:table-cell>
          <table:table-cell office:value-type="float" office:value="0.988265536555016">
            <text:p>0.98826553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408">
            <text:p>34408</text:p>
          </table:table-cell>
          <table:table-cell office:value-type="float" office:value="48978">
            <text:p>48978</text:p>
          </table:table-cell>
          <table:table-cell office:value-type="float" office:value="-23.125">
            <text:p>-23.125</text:p>
          </table:table-cell>
          <table:table-cell office:value-type="float" office:value="156.625">
            <text:p>156.625</text:p>
          </table:table-cell>
          <table:table-cell office:value-type="float" office:value="-206.625">
            <text:p>-206.625</text:p>
          </table:table-cell>
          <table:table-cell office:value-type="float" office:value="-0.000895554178607389">
            <text:p>-0.0008955542</text:p>
          </table:table-cell>
          <table:table-cell office:value-type="float" office:value="0.00455199372239014">
            <text:p>0.0045519937</text:p>
          </table:table-cell>
          <table:table-cell office:value-type="float" office:value="-0.00421873085875291">
            <text:p>-0.0042187309</text:p>
          </table:table-cell>
          <table:table-cell office:value-type="float" office:value="0.996867132328756">
            <text:p>0.9968671323</text:p>
          </table:table-cell>
          <table:table-cell office:value-type="float" office:value="1.01597259049619">
            <text:p>1.0159725905</text:p>
          </table:table-cell>
          <table:table-cell office:value-type="float" office:value="0.98526932546688">
            <text:p>0.9852693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864">
            <text:p>33864</text:p>
          </table:table-cell>
          <table:table-cell office:value-type="float" office:value="50370">
            <text:p>50370</text:p>
          </table:table-cell>
          <table:table-cell office:value-type="float" office:value="21.625">
            <text:p>21.625</text:p>
          </table:table-cell>
          <table:table-cell office:value-type="float" office:value="-266.25">
            <text:p>-266.25</text:p>
          </table:table-cell>
          <table:table-cell office:value-type="float" office:value="666.375">
            <text:p>666.375</text:p>
          </table:table-cell>
          <table:table-cell office:value-type="float" office:value="0.000848538355895625">
            <text:p>0.0008485384</text:p>
          </table:table-cell>
          <table:table-cell office:value-type="float" office:value="-0.00786233167965982">
            <text:p>-0.0078623317</text:p>
          </table:table-cell>
          <table:table-cell office:value-type="float" office:value="0.0132296009529482">
            <text:p>0.013229601</text:p>
          </table:table-cell>
          <table:table-cell office:value-type="float" office:value="1.00297129547962">
            <text:p>1.0029712955</text:p>
          </table:table-cell>
          <table:table-cell office:value-type="float" office:value="0.972602998989695">
            <text:p>0.972602999</text:p>
          </table:table-cell>
          <table:table-cell office:value-type="float" office:value="1.04664664712441">
            <text:p>1.04664664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935">
            <text:p>34935</text:p>
          </table:table-cell>
          <table:table-cell office:value-type="float" office:value="51161">
            <text:p>51161</text:p>
          </table:table-cell>
          <table:table-cell office:value-type="float" office:value="29.875">
            <text:p>29.875</text:p>
          </table:table-cell>
          <table:table-cell office:value-type="float" office:value="-313.75">
            <text:p>-313.75</text:p>
          </table:table-cell>
          <table:table-cell office:value-type="float" office:value="1074.375">
            <text:p>1074.375</text:p>
          </table:table-cell>
          <table:table-cell office:value-type="float" office:value="0.00127317281056893">
            <text:p>0.0012731728</text:p>
          </table:table-cell>
          <table:table-cell office:value-type="float" office:value="-0.00898096464863318">
            <text:p>-0.0089809646</text:p>
          </table:table-cell>
          <table:table-cell office:value-type="float" office:value="0.020999882723168">
            <text:p>0.0209998827</text:p>
          </table:table-cell>
          <table:table-cell office:value-type="float" office:value="1.00445928193624">
            <text:p>1.0044592819</text:p>
          </table:table-cell>
          <table:table-cell office:value-type="float" office:value="0.968724712872783">
            <text:p>0.9687247129</text:p>
          </table:table-cell>
          <table:table-cell office:value-type="float" office:value="1.07436393987689">
            <text:p>1.0743639399</text:p>
          </table:table-cell>
          <table:table-cell table:number-columns-repeated="2" office:value-type="float" office:value="0">
            <text:p>0</text:p>
          </table:table-cell>
          <table:table-cell office:value-type="float" office:value="33.3525660894462">
            <text:p>33.352566089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774">
            <text:p>36774</text:p>
          </table:table-cell>
          <table:table-cell office:value-type="float" office:value="53041">
            <text:p>53041</text:p>
          </table:table-cell>
          <table:table-cell office:value-type="float" office:value="-25.375">
            <text:p>-25.375</text:p>
          </table:table-cell>
          <table:table-cell office:value-type="float" office:value="-215.5">
            <text:p>-215.5</text:p>
          </table:table-cell>
          <table:table-cell office:value-type="float" office:value="1005.125">
            <text:p>1005.125</text:p>
          </table:table-cell>
          <table:table-cell office:value-type="float" office:value="-0.00102608168216741">
            <text:p>-0.0010260817</text:p>
          </table:table-cell>
          <table:table-cell office:value-type="float" office:value="-0.00586011856202752">
            <text:p>-0.0058601186</text:p>
          </table:table-cell>
          <table:table-cell office:value-type="float" office:value="0.0189499632359873">
            <text:p>0.0189499632</text:p>
          </table:table-cell>
          <table:table-cell office:value-type="float" office:value="0.996410777685906">
            <text:p>0.9964107777</text:p>
          </table:table-cell>
          <table:table-cell office:value-type="float" office:value="0.979556893372443">
            <text:p>0.9795568934</text:p>
          </table:table-cell>
          <table:table-cell office:value-type="float" office:value="1.06702870949498">
            <text:p>1.0670287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900">
            <text:p>34900</text:p>
          </table:table-cell>
          <table:table-cell office:value-type="float" office:value="52471">
            <text:p>52471</text:p>
          </table:table-cell>
          <table:table-cell office:value-type="float" office:value="39.75">
            <text:p>39.75</text:p>
          </table:table-cell>
          <table:table-cell office:value-type="float" office:value="-152">
            <text:p>-152</text:p>
          </table:table-cell>
          <table:table-cell office:value-type="float" office:value="408.25">
            <text:p>408.25</text:p>
          </table:table-cell>
          <table:table-cell office:value-type="float" office:value="0.00157133256907934">
            <text:p>0.0015713326</text:p>
          </table:table-cell>
          <table:table-cell office:value-type="float" office:value="-0.00435530085959885">
            <text:p>-0.0043553009</text:p>
          </table:table-cell>
          <table:table-cell office:value-type="float" office:value="0.00778048826971089">
            <text:p>0.0077804883</text:p>
          </table:table-cell>
          <table:table-cell office:value-type="float" office:value="1.00550450340042">
            <text:p>1.0055045034</text:p>
          </table:table-cell>
          <table:table-cell office:value-type="float" office:value="0.984793625536736">
            <text:p>0.9847936255</text:p>
          </table:table-cell>
          <table:table-cell office:value-type="float" office:value="1.02735035949951">
            <text:p>1.02735035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5542">
            <text:p>35542</text:p>
          </table:table-cell>
          <table:table-cell office:value-type="float" office:value="52520">
            <text:p>52520</text:p>
          </table:table-cell>
          <table:table-cell office:value-type="float" office:value="-25.125">
            <text:p>-25.125</text:p>
          </table:table-cell>
          <table:table-cell office:value-type="float" office:value="437.75">
            <text:p>437.75</text:p>
          </table:table-cell>
          <table:table-cell office:value-type="float" office:value="-999.375">
            <text:p>-999.375</text:p>
          </table:table-cell>
          <table:table-cell office:value-type="float" office:value="-0.00101269649334946">
            <text:p>-0.0010126965</text:p>
          </table:table-cell>
          <table:table-cell office:value-type="float" office:value="0.0123164143829835">
            <text:p>0.0123164144</text:p>
          </table:table-cell>
          <table:table-cell office:value-type="float" office:value="-0.0190284653465347">
            <text:p>-0.0190284653</text:p>
          </table:table-cell>
          <table:table-cell office:value-type="float" office:value="0.996457572359485">
            <text:p>0.9964575724</text:p>
          </table:table-cell>
          <table:table-cell office:value-type="float" office:value="1.04340477070442">
            <text:p>1.0434047707</text:p>
          </table:table-cell>
          <table:table-cell office:value-type="float" office:value="0.93411005297428">
            <text:p>0.9341100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48">
            <text:p>948</text:p>
          </table:table-cell>
          <table:table-cell office:value-type="float" office:value="23225">
            <text:p>23225</text:p>
          </table:table-cell>
          <table:table-cell office:value-type="float" office:value="36600">
            <text:p>36600</text:p>
          </table:table-cell>
          <table:table-cell office:value-type="float" office:value="52990">
            <text:p>52990</text:p>
          </table:table-cell>
          <table:table-cell office:value-type="float" office:value="42.375">
            <text:p>42.375</text:p>
          </table:table-cell>
          <table:table-cell office:value-type="float" office:value="727.5">
            <text:p>727.5</text:p>
          </table:table-cell>
          <table:table-cell office:value-type="float" office:value="-1250.375">
            <text:p>-1250.375</text:p>
          </table:table-cell>
          <table:table-cell office:value-type="float" office:value="0.00182454251883746">
            <text:p>0.0018245425</text:p>
          </table:table-cell>
          <table:table-cell office:value-type="float" office:value="0.0198770491803279">
            <text:p>0.0198770492</text:p>
          </table:table-cell>
          <table:table-cell office:value-type="float" office:value="-0.0235964332892999">
            <text:p>-0.0235964333</text:p>
          </table:table-cell>
          <table:table-cell office:value-type="float" office:value="1.00639242356852">
            <text:p>1.0063924236</text:p>
          </table:table-cell>
          <table:table-cell office:value-type="float" office:value="1.07034406241602">
            <text:p>1.0703440624</text:p>
          </table:table-cell>
          <table:table-cell office:value-type="float" office:value="0.918503795148844">
            <text:p>0.9185037951</text:p>
          </table:table-cell>
          <table:table-cell table:number-columns-repeated="2" office:value-type="float" office:value="0">
            <text:p>0</text:p>
          </table:table-cell>
          <table:table-cell office:value-type="float" office:value="-29.0271298545631">
            <text:p>-29.027129854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820">
            <text:p>36820</text:p>
          </table:table-cell>
          <table:table-cell office:value-type="float" office:value="53873">
            <text:p>53873</text:p>
          </table:table-cell>
          <table:table-cell office:value-type="float" office:value="-62.5">
            <text:p>-62.5</text:p>
          </table:table-cell>
          <table:table-cell office:value-type="float" office:value="598.375">
            <text:p>598.375</text:p>
          </table:table-cell>
          <table:table-cell office:value-type="float" office:value="-1052.625">
            <text:p>-1052.625</text:p>
          </table:table-cell>
          <table:table-cell office:value-type="float" office:value="-0.00261418771959177">
            <text:p>-0.0026141877</text:p>
          </table:table-cell>
          <table:table-cell office:value-type="float" office:value="0.0162513579576317">
            <text:p>0.016251358</text:p>
          </table:table-cell>
          <table:table-cell office:value-type="float" office:value="-0.0195390084086648">
            <text:p>-0.0195390084</text:p>
          </table:table-cell>
          <table:table-cell office:value-type="float" office:value="0.990863737577198">
            <text:p>0.9908637376</text:p>
          </table:table-cell>
          <table:table-cell office:value-type="float" office:value="1.05739740185723">
            <text:p>1.0573974019</text:p>
          </table:table-cell>
          <table:table-cell office:value-type="float" office:value="0.932361745354877">
            <text:p>0.93236174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5787">
            <text:p>35787</text:p>
          </table:table-cell>
          <table:table-cell office:value-type="float" office:value="50954">
            <text:p>50954</text:p>
          </table:table-cell>
          <table:table-cell office:value-type="float" office:value="51.5">
            <text:p>51.5</text:p>
          </table:table-cell>
          <table:table-cell office:value-type="float" office:value="-1782.75">
            <text:p>-1782.75</text:p>
          </table:table-cell>
          <table:table-cell office:value-type="float" office:value="436.875">
            <text:p>436.875</text:p>
          </table:table-cell>
          <table:table-cell office:value-type="float" office:value="0.00209947003668977">
            <text:p>0.00209947</text:p>
          </table:table-cell>
          <table:table-cell office:value-type="float" office:value="-0.0498155754883058">
            <text:p>-0.0498155755</text:p>
          </table:table-cell>
          <table:table-cell office:value-type="float" office:value="0.00857390980099698">
            <text:p>0.0085739098</text:p>
          </table:table-cell>
          <table:table-cell office:value-type="float" office:value="1.00735678436631">
            <text:p>1.0073567844</text:p>
          </table:table-cell>
          <table:table-cell office:value-type="float" office:value="0.830509405250943">
            <text:p>0.8305094053</text:p>
          </table:table-cell>
          <table:table-cell office:value-type="float" office:value="1.03015276768487">
            <text:p>1.0301527677</text:p>
          </table:table-cell>
          <table:table-cell office:value-type="float" office:value="0">
            <text:p>0</text:p>
          </table:table-cell>
          <table:table-cell office:value-type="float" office:value="-13.5647411800187">
            <text:p>-13.56474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23716">
            <text:p>23716</text:p>
          </table:table-cell>
          <table:table-cell office:value-type="float" office:value="34290">
            <text:p>34290</text:p>
          </table:table-cell>
          <table:table-cell office:value-type="float" office:value="50907">
            <text:p>50907</text:p>
          </table:table-cell>
          <table:table-cell office:value-type="float" office:value="-646.25">
            <text:p>-646.25</text:p>
          </table:table-cell>
          <table:table-cell office:value-type="float" office:value="424.75">
            <text:p>424.75</text:p>
          </table:table-cell>
          <table:table-cell office:value-type="float" office:value="-988.375">
            <text:p>-988.375</text:p>
          </table:table-cell>
          <table:table-cell office:value-type="float" office:value="-0.0272495361781076">
            <text:p>-0.0272495362</text:p>
          </table:table-cell>
          <table:table-cell office:value-type="float" office:value="0.0123869932925051">
            <text:p>0.0123869933</text:p>
          </table:table-cell>
          <table:table-cell office:value-type="float" office:value="-0.0194153063429391">
            <text:p>-0.0194153063</text:p>
          </table:table-cell>
          <table:table-cell office:value-type="float" office:value="0.90608199633159">
            <text:p>0.9060819963</text:p>
          </table:table-cell>
          <table:table-cell office:value-type="float" office:value="1.04365521422531">
            <text:p>1.0436552142</text:p>
          </table:table-cell>
          <table:table-cell office:value-type="float" office:value="0.932785257875678">
            <text:p>0.9327852579</text:p>
          </table:table-cell>
          <table:table-cell office:value-type="float" office:value="-25.0888573373659">
            <text:p>-25.08885733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20538">
            <text:p>20538</text:p>
          </table:table-cell>
          <table:table-cell office:value-type="float" office:value="34696">
            <text:p>34696</text:p>
          </table:table-cell>
          <table:table-cell office:value-type="float" office:value="51317">
            <text:p>51317</text:p>
          </table:table-cell>
          <table:table-cell office:value-type="float" office:value="-1361.875">
            <text:p>-1361.875</text:p>
          </table:table-cell>
          <table:table-cell office:value-type="float" office:value="771">
            <text:p>771</text:p>
          </table:table-cell>
          <table:table-cell office:value-type="float" office:value="-1609">
            <text:p>-1609</text:p>
          </table:table-cell>
          <table:table-cell office:value-type="float" office:value="-0.0663100107118512">
            <text:p>-0.0663100107</text:p>
          </table:table-cell>
          <table:table-cell office:value-type="float" office:value="0.0222215817385289">
            <text:p>0.0222215817</text:p>
          </table:table-cell>
          <table:table-cell office:value-type="float" office:value="-0.0313541321589337">
            <text:p>-0.0313541322</text:p>
          </table:table-cell>
          <table:table-cell office:value-type="float" office:value="0.776533116848908">
            <text:p>0.7765331168</text:p>
          </table:table-cell>
          <table:table-cell office:value-type="float" office:value="1.07874338152698">
            <text:p>1.0787433815</text:p>
          </table:table-cell>
          <table:table-cell office:value-type="float" office:value="0.892187377386474">
            <text:p>0.8921873774</text:p>
          </table:table-cell>
          <table:table-cell office:value-type="float" office:value="-10.1025938804386">
            <text:p>-10.1025938804</text:p>
          </table:table-cell>
          <table:table-cell office:value-type="float" office:value="31.5378262340346">
            <text:p>31.537826234</text:p>
          </table:table-cell>
          <table:table-cell office:value-type="float" office:value="-21.7586303975986">
            <text:p>-21.758630397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0895">
            <text:p>20895</text:p>
          </table:table-cell>
          <table:table-cell office:value-type="float" office:value="35890">
            <text:p>35890</text:p>
          </table:table-cell>
          <table:table-cell office:value-type="float" office:value="51903">
            <text:p>51903</text:p>
          </table:table-cell>
          <table:table-cell office:value-type="float" office:value="-1198.75">
            <text:p>-1198.75</text:p>
          </table:table-cell>
          <table:table-cell office:value-type="float" office:value="618.625">
            <text:p>618.625</text:p>
          </table:table-cell>
          <table:table-cell office:value-type="float" office:value="-2001.25">
            <text:p>-2001.25</text:p>
          </table:table-cell>
          <table:table-cell office:value-type="float" office:value="-0.0573701842546064">
            <text:p>-0.0573701843</text:p>
          </table:table-cell>
          <table:table-cell office:value-type="float" office:value="0.0172366954583449">
            <text:p>0.0172366955</text:p>
          </table:table-cell>
          <table:table-cell office:value-type="float" office:value="-0.03855750149317">
            <text:p>-0.0385575015</text:p>
          </table:table-cell>
          <table:table-cell office:value-type="float" office:value="0.805655377670036">
            <text:p>0.8056553777</text:p>
          </table:table-cell>
          <table:table-cell office:value-type="float" office:value="1.06091075729804">
            <text:p>1.0609107573</text:p>
          </table:table-cell>
          <table:table-cell office:value-type="float" office:value="0.867962639379841">
            <text:p>0.8679626394</text:p>
          </table:table-cell>
          <table:table-cell office:value-type="float" office:value="-11.7320246285872">
            <text:p>-11.7320246286</text:p>
          </table:table-cell>
          <table:table-cell office:value-type="float" office:value="0">
            <text:p>0</text:p>
          </table:table-cell>
          <table:table-cell office:value-type="float" office:value="-17.6281286738607">
            <text:p>-17.628128673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8480">
            <text:p>18480</text:p>
          </table:table-cell>
          <table:table-cell office:value-type="float" office:value="34471">
            <text:p>34471</text:p>
          </table:table-cell>
          <table:table-cell office:value-type="float" office:value="49580">
            <text:p>49580</text:p>
          </table:table-cell>
          <table:table-cell office:value-type="float" office:value="-1047.375">
            <text:p>-1047.375</text:p>
          </table:table-cell>
          <table:table-cell office:value-type="float" office:value="-1662.875">
            <text:p>-1662.875</text:p>
          </table:table-cell>
          <table:table-cell office:value-type="float" office:value="277.25">
            <text:p>277.25</text:p>
          </table:table-cell>
          <table:table-cell office:value-type="float" office:value="-0.0566761363636364">
            <text:p>-0.0566761364</text:p>
          </table:table-cell>
          <table:table-cell office:value-type="float" office:value="-0.0482398247802501">
            <text:p>-0.0482398248</text:p>
          </table:table-cell>
          <table:table-cell office:value-type="float" office:value="0.00559197256958451">
            <text:p>0.0055919726</text:p>
          </table:table-cell>
          <table:table-cell office:value-type="float" office:value="0.807929404216167">
            <text:p>0.8079294042</text:p>
          </table:table-cell>
          <table:table-cell office:value-type="float" office:value="0.83572169143099">
            <text:p>0.8357216914</text:p>
          </table:table-cell>
          <table:table-cell office:value-type="float" office:value="1.0196331935017">
            <text:p>1.0196331935</text:p>
          </table:table-cell>
          <table:table-cell office:value-type="float" office:value="-11.8800217170871">
            <text:p>-11.8800217171</text:p>
          </table:table-cell>
          <table:table-cell office:value-type="float" office:value="-14.0193454724374">
            <text:p>-14.0193454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6422">
            <text:p>16422</text:p>
          </table:table-cell>
          <table:table-cell office:value-type="float" office:value="30610">
            <text:p>30610</text:p>
          </table:table-cell>
          <table:table-cell office:value-type="float" office:value="50128">
            <text:p>50128</text:p>
          </table:table-cell>
          <table:table-cell office:value-type="float" office:value="-643.75">
            <text:p>-643.75</text:p>
          </table:table-cell>
          <table:table-cell office:value-type="float" office:value="-901.875">
            <text:p>-901.875</text:p>
          </table:table-cell>
          <table:table-cell office:value-type="float" office:value="-908.375">
            <text:p>-908.375</text:p>
          </table:table-cell>
          <table:table-cell office:value-type="float" office:value="-0.0392004627938132">
            <text:p>-0.0392004628</text:p>
          </table:table-cell>
          <table:table-cell office:value-type="float" office:value="-0.0294634106501143">
            <text:p>-0.0294634107</text:p>
          </table:table-cell>
          <table:table-cell office:value-type="float" office:value="-0.0181211099585062">
            <text:p>-0.01812111</text:p>
          </table:table-cell>
          <table:table-cell office:value-type="float" office:value="0.865810265736822">
            <text:p>0.8658102657</text:p>
          </table:table-cell>
          <table:table-cell office:value-type="float" office:value="0.898579524156189">
            <text:p>0.8985795242</text:p>
          </table:table-cell>
          <table:table-cell office:value-type="float" office:value="0.93721972941244">
            <text:p>0.9372197294</text:p>
          </table:table-cell>
          <table:table-cell office:value-type="float" office:value="-17.3332338680094">
            <text:p>-17.333233868</text:p>
          </table:table-cell>
          <table:table-cell office:value-type="float" office:value="-23.1773928990923">
            <text:p>-23.17739289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8039">
            <text:p>18039</text:p>
          </table:table-cell>
          <table:table-cell office:value-type="float" office:value="29460">
            <text:p>29460</text:p>
          </table:table-cell>
          <table:table-cell office:value-type="float" office:value="49692">
            <text:p>49692</text:p>
          </table:table-cell>
          <table:table-cell office:value-type="float" office:value="-1159.625">
            <text:p>-1159.625</text:p>
          </table:table-cell>
          <table:table-cell office:value-type="float" office:value="-1087.125">
            <text:p>-1087.125</text:p>
          </table:table-cell>
          <table:table-cell office:value-type="float" office:value="-1420.375">
            <text:p>-1420.375</text:p>
          </table:table-cell>
          <table:table-cell office:value-type="float" office:value="-0.0642843283995787">
            <text:p>-0.0642843284</text:p>
          </table:table-cell>
          <table:table-cell office:value-type="float" office:value="-0.0369017311608961">
            <text:p>-0.0369017312</text:p>
          </table:table-cell>
          <table:table-cell office:value-type="float" office:value="-0.0285835748208967">
            <text:p>-0.0285835748</text:p>
          </table:table-cell>
          <table:table-cell office:value-type="float" office:value="0.783104501361933">
            <text:p>0.7831045014</text:p>
          </table:table-cell>
          <table:table-cell office:value-type="float" office:value="0.873512946951699">
            <text:p>0.873512947</text:p>
          </table:table-cell>
          <table:table-cell office:value-type="float" office:value="0.901558848795963">
            <text:p>0.9015588488</text:p>
          </table:table-cell>
          <table:table-cell office:value-type="float" office:value="-10.4321106856426">
            <text:p>-10.4321106856</text:p>
          </table:table-cell>
          <table:table-cell office:value-type="float" office:value="-18.4348498165625">
            <text:p>-18.4348498166</text:p>
          </table:table-cell>
          <table:table-cell office:value-type="float" office:value="-23.9015935825979">
            <text:p>-23.901593582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4700">
            <text:p>14700</text:p>
          </table:table-cell>
          <table:table-cell office:value-type="float" office:value="29701">
            <text:p>29701</text:p>
          </table:table-cell>
          <table:table-cell office:value-type="float" office:value="50438">
            <text:p>50438</text:p>
          </table:table-cell>
          <table:table-cell office:value-type="float" office:value="-934.625">
            <text:p>-934.625</text:p>
          </table:table-cell>
          <table:table-cell office:value-type="float" office:value="-958.25">
            <text:p>-958.25</text:p>
          </table:table-cell>
          <table:table-cell office:value-type="float" office:value="-1705.625">
            <text:p>-1705.625</text:p>
          </table:table-cell>
          <table:table-cell office:value-type="float" office:value="-0.0635799319727891">
            <text:p>-0.063579932</text:p>
          </table:table-cell>
          <table:table-cell office:value-type="float" office:value="-0.0322632234604895">
            <text:p>-0.0322632235</text:p>
          </table:table-cell>
          <table:table-cell office:value-type="float" office:value="-0.0338162694793608">
            <text:p>-0.0338162695</text:p>
          </table:table-cell>
          <table:table-cell office:value-type="float" office:value="0.78539335728458">
            <text:p>0.7853933573</text:p>
          </table:table-cell>
          <table:table-cell office:value-type="float" office:value="0.889118912440887">
            <text:p>0.8891189124</text:p>
          </table:table-cell>
          <table:table-cell office:value-type="float" office:value="0.883884395381979">
            <text:p>0.8838843954</text:p>
          </table:table-cell>
          <table:table-cell office:value-type="float" office:value="-10.5516127466198">
            <text:p>-10.5516127466</text:p>
          </table:table-cell>
          <table:table-cell office:value-type="float" office:value="-21.1356588208283">
            <text:p>-21.1356588208</text:p>
          </table:table-cell>
          <table:table-cell office:value-type="float" office:value="-20.1488860336007">
            <text:p>-20.148886033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4574">
            <text:p>14574</text:p>
          </table:table-cell>
          <table:table-cell office:value-type="float" office:value="28364">
            <text:p>28364</text:p>
          </table:table-cell>
          <table:table-cell office:value-type="float" office:value="46699">
            <text:p>46699</text:p>
          </table:table-cell>
          <table:table-cell office:value-type="float" office:value="-795">
            <text:p>-795</text:p>
          </table:table-cell>
          <table:table-cell office:value-type="float" office:value="-246.75">
            <text:p>-246.75</text:p>
          </table:table-cell>
          <table:table-cell office:value-type="float" office:value="-1702">
            <text:p>-1702</text:p>
          </table:table-cell>
          <table:table-cell office:value-type="float" office:value="-0.054549197200494">
            <text:p>-0.0545491972</text:p>
          </table:table-cell>
          <table:table-cell office:value-type="float" office:value="-0.00869940769990128">
            <text:p>-0.0086994077</text:p>
          </table:table-cell>
          <table:table-cell office:value-type="float" office:value="-0.0364461765776569">
            <text:p>-0.0364461766</text:p>
          </table:table-cell>
          <table:table-cell office:value-type="float" office:value="0.814910015032099">
            <text:p>0.814910015</text:p>
          </table:table-cell>
          <table:table-cell office:value-type="float" office:value="0.969700405251231">
            <text:p>0.9697004053</text:p>
          </table:table-cell>
          <table:table-cell office:value-type="float" office:value="0.875041896600975">
            <text:p>0.8750418966</text:p>
          </table:table-cell>
          <table:table-cell office:value-type="float" office:value="-12.357012923345">
            <text:p>-12.3570129233</text:p>
          </table:table-cell>
          <table:table-cell office:value-type="float" office:value="0">
            <text:p>0</text:p>
          </table:table-cell>
          <table:table-cell office:value-type="float" office:value="-18.6696604104539">
            <text:p>-18.669660410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6548">
            <text:p>16548</text:p>
          </table:table-cell>
          <table:table-cell office:value-type="float" office:value="27972">
            <text:p>27972</text:p>
          </table:table-cell>
          <table:table-cell office:value-type="float" office:value="45172">
            <text:p>45172</text:p>
          </table:table-cell>
          <table:table-cell office:value-type="float" office:value="-614.875">
            <text:p>-614.875</text:p>
          </table:table-cell>
          <table:table-cell office:value-type="float" office:value="50.75">
            <text:p>50.75</text:p>
          </table:table-cell>
          <table:table-cell office:value-type="float" office:value="-60.375">
            <text:p>-60.375</text:p>
          </table:table-cell>
          <table:table-cell office:value-type="float" office:value="-0.037157058254774">
            <text:p>-0.0371570583</text:p>
          </table:table-cell>
          <table:table-cell office:value-type="float" office:value="0.00181431431431431">
            <text:p>0.0018143143</text:p>
          </table:table-cell>
          <table:table-cell office:value-type="float" office:value="-0.00133655804480652">
            <text:p>-0.001336558</text:p>
          </table:table-cell>
          <table:table-cell office:value-type="float" office:value="0.872656364185462">
            <text:p>0.8726563642</text:p>
          </table:table-cell>
          <table:table-cell office:value-type="float" office:value="1.00635655190351">
            <text:p>1.0063565519</text:p>
          </table:table-cell>
          <table:table-cell office:value-type="float" office:value="0.995325548162495">
            <text:p>0.9953255482</text:p>
          </table:table-cell>
          <table:table-cell office:value-type="float" office:value="-18.3057618306882">
            <text:p>-18.3057618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940">
            <text:p>1940</text:p>
          </table:table-cell>
          <table:table-cell office:value-type="float" office:value="18039">
            <text:p>18039</text:p>
          </table:table-cell>
          <table:table-cell office:value-type="float" office:value="27664">
            <text:p>27664</text:p>
          </table:table-cell>
          <table:table-cell office:value-type="float" office:value="47265">
            <text:p>47265</text:p>
          </table:table-cell>
          <table:table-cell office:value-type="float" office:value="-1159.625">
            <text:p>-1159.625</text:p>
          </table:table-cell>
          <table:table-cell office:value-type="float" office:value="-2067.25">
            <text:p>-2067.25</text:p>
          </table:table-cell>
          <table:table-cell office:value-type="float" office:value="-641.125">
            <text:p>-641.125</text:p>
          </table:table-cell>
          <table:table-cell office:value-type="float" office:value="-0.0642843283995787">
            <text:p>-0.0642843284</text:p>
          </table:table-cell>
          <table:table-cell office:value-type="float" office:value="-0.0747270821283979">
            <text:p>-0.0747270821</text:p>
          </table:table-cell>
          <table:table-cell office:value-type="float" office:value="-0.0135644768856448">
            <text:p>-0.0135644769</text:p>
          </table:table-cell>
          <table:table-cell office:value-type="float" office:value="0.783104501361933">
            <text:p>0.7831045014</text:p>
          </table:table-cell>
          <table:table-cell office:value-type="float" office:value="0.749400120685319">
            <text:p>0.7494001207</text:p>
          </table:table-cell>
          <table:table-cell office:value-type="float" office:value="0.952884961165279">
            <text:p>0.9528849612</text:p>
          </table:table-cell>
          <table:table-cell office:value-type="float" office:value="-10.4321106856426">
            <text:p>-10.4321106856</text:p>
          </table:table-cell>
          <table:table-cell office:value-type="float" office:value="-8.92465652133621">
            <text:p>-8.9246565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4700">
            <text:p>14700</text:p>
          </table:table-cell>
          <table:table-cell office:value-type="float" office:value="26600">
            <text:p>26600</text:p>
          </table:table-cell>
          <table:table-cell office:value-type="float" office:value="46598">
            <text:p>46598</text:p>
          </table:table-cell>
          <table:table-cell office:value-type="float" office:value="-934.625">
            <text:p>-934.625</text:p>
          </table:table-cell>
          <table:table-cell office:value-type="float" office:value="-2092.875">
            <text:p>-2092.875</text:p>
          </table:table-cell>
          <table:table-cell office:value-type="float" office:value="-405.375">
            <text:p>-405.375</text:p>
          </table:table-cell>
          <table:table-cell office:value-type="float" office:value="-0.0635799319727891">
            <text:p>-0.063579932</text:p>
          </table:table-cell>
          <table:table-cell office:value-type="float" office:value="-0.0786795112781955">
            <text:p>-0.0786795113</text:p>
          </table:table-cell>
          <table:table-cell office:value-type="float" office:value="-0.00869940769990128">
            <text:p>-0.0086994077</text:p>
          </table:table-cell>
          <table:table-cell office:value-type="float" office:value="0.78539335728458">
            <text:p>0.7853933573</text:p>
          </table:table-cell>
          <table:table-cell office:value-type="float" office:value="0.736755022896468">
            <text:p>0.7367550229</text:p>
          </table:table-cell>
          <table:table-cell office:value-type="float" office:value="0.969700405251231">
            <text:p>0.9697004053</text:p>
          </table:table-cell>
          <table:table-cell office:value-type="float" office:value="-10.5516127466198">
            <text:p>-10.5516127466</text:p>
          </table:table-cell>
          <table:table-cell office:value-type="float" office:value="-8.45844800201962">
            <text:p>-8.458448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4574">
            <text:p>14574</text:p>
          </table:table-cell>
          <table:table-cell office:value-type="float" office:value="26013">
            <text:p>26013</text:p>
          </table:table-cell>
          <table:table-cell office:value-type="float" office:value="45954">
            <text:p>45954</text:p>
          </table:table-cell>
          <table:table-cell office:value-type="float" office:value="-795">
            <text:p>-795</text:p>
          </table:table-cell>
          <table:table-cell office:value-type="float" office:value="-264.875">
            <text:p>-264.875</text:p>
          </table:table-cell>
          <table:table-cell office:value-type="float" office:value="83.375">
            <text:p>83.375</text:p>
          </table:table-cell>
          <table:table-cell office:value-type="float" office:value="-0.054549197200494">
            <text:p>-0.0545491972</text:p>
          </table:table-cell>
          <table:table-cell office:value-type="float" office:value="-0.0101824087956022">
            <text:p>-0.0101824088</text:p>
          </table:table-cell>
          <table:table-cell office:value-type="float" office:value="0.00181431431431431">
            <text:p>0.0018143143</text:p>
          </table:table-cell>
          <table:table-cell office:value-type="float" office:value="0.814910015032099">
            <text:p>0.814910015</text:p>
          </table:table-cell>
          <table:table-cell office:value-type="float" office:value="0.964564784855199">
            <text:p>0.9645647849</text:p>
          </table:table-cell>
          <table:table-cell office:value-type="float" office:value="1.00635655190351">
            <text:p>1.0063565519</text:p>
          </table:table-cell>
          <table:table-cell office:value-type="float" office:value="-12.357012923345">
            <text:p>-12.35701292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6548">
            <text:p>16548</text:p>
          </table:table-cell>
          <table:table-cell office:value-type="float" office:value="25660">
            <text:p>25660</text:p>
          </table:table-cell>
          <table:table-cell office:value-type="float" office:value="44689">
            <text:p>44689</text:p>
          </table:table-cell>
          <table:table-cell office:value-type="float" office:value="-614.875">
            <text:p>-614.875</text:p>
          </table:table-cell>
          <table:table-cell office:value-type="float" office:value="-508.5">
            <text:p>-508.5</text:p>
          </table:table-cell>
          <table:table-cell office:value-type="float" office:value="-51.75">
            <text:p>-51.75</text:p>
          </table:table-cell>
          <table:table-cell office:value-type="float" office:value="-0.037157058254774">
            <text:p>-0.0371570583</text:p>
          </table:table-cell>
          <table:table-cell office:value-type="float" office:value="-0.0198168355416991">
            <text:p>-0.0198168355</text:p>
          </table:table-cell>
          <table:table-cell office:value-type="float" office:value="-0.00115800308800823">
            <text:p>-0.0011580031</text:p>
          </table:table-cell>
          <table:table-cell office:value-type="float" office:value="0.872656364185462">
            <text:p>0.8726563642</text:p>
          </table:table-cell>
          <table:table-cell office:value-type="float" office:value="0.931410781266991">
            <text:p>0.9314107813</text:p>
          </table:table-cell>
          <table:table-cell office:value-type="float" office:value="0.995949617495429">
            <text:p>0.9959496175</text:p>
          </table:table-cell>
          <table:table-cell office:value-type="float" office:value="-18.3057618306882">
            <text:p>-18.30576183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15393">
            <text:p>15393</text:p>
          </table:table-cell>
          <table:table-cell office:value-type="float" office:value="24757">
            <text:p>24757</text:p>
          </table:table-cell>
          <table:table-cell office:value-type="float" office:value="40940">
            <text:p>40940</text:p>
          </table:table-cell>
          <table:table-cell office:value-type="float" office:value="-522.375">
            <text:p>-522.375</text:p>
          </table:table-cell>
          <table:table-cell office:value-type="float" office:value="-358.625">
            <text:p>-358.625</text:p>
          </table:table-cell>
          <table:table-cell office:value-type="float" office:value="-37.375">
            <text:p>-37.375</text:p>
          </table:table-cell>
          <table:table-cell office:value-type="float" office:value="-0.0339358799454297">
            <text:p>-0.0339358799</text:p>
          </table:table-cell>
          <table:table-cell office:value-type="float" office:value="-0.0144858019953952">
            <text:p>-0.014485802</text:p>
          </table:table-cell>
          <table:table-cell office:value-type="float" office:value="-0.000912921348314607">
            <text:p>-0.0009129213</text:p>
          </table:table-cell>
          <table:table-cell office:value-type="float" office:value="0.88348164232843">
            <text:p>0.8834816423</text:p>
          </table:table-cell>
          <table:table-cell office:value-type="float" office:value="0.949710976396638">
            <text:p>0.9497109764</text:p>
          </table:table-cell>
          <table:table-cell office:value-type="float" office:value="0.99680640879466">
            <text:p>0.9968064088</text:p>
          </table:table-cell>
          <table:table-cell office:value-type="float" office:value="-20.0766335438083">
            <text:p>-20.07663354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782">
            <text:p>782</text:p>
          </table:table-cell>
          <table:table-cell office:value-type="float" office:value="12663">
            <text:p>12663</text:p>
          </table:table-cell>
          <table:table-cell office:value-type="float" office:value="24724">
            <text:p>24724</text:p>
          </table:table-cell>
          <table:table-cell office:value-type="float" office:value="42871">
            <text:p>42871</text:p>
          </table:table-cell>
          <table:table-cell office:value-type="float" office:value="-863.625">
            <text:p>-863.625</text:p>
          </table:table-cell>
          <table:table-cell office:value-type="float" office:value="-43.75">
            <text:p>-43.75</text:p>
          </table:table-cell>
          <table:table-cell office:value-type="float" office:value="-521.375">
            <text:p>-521.375</text:p>
          </table:table-cell>
          <table:table-cell office:value-type="float" office:value="-0.0682006633499171">
            <text:p>-0.0682006633</text:p>
          </table:table-cell>
          <table:table-cell office:value-type="float" office:value="-0.00176953567383918">
            <text:p>-0.0017695357</text:p>
          </table:table-cell>
          <table:table-cell office:value-type="float" office:value="-0.0121614844533601">
            <text:p>-0.0121614845</text:p>
          </table:table-cell>
          <table:table-cell office:value-type="float" office:value="0.770414286018773">
            <text:p>0.770414286</text:p>
          </table:table-cell>
          <table:table-cell office:value-type="float" office:value="0.993812762404305">
            <text:p>0.9938127624</text:p>
          </table:table-cell>
          <table:table-cell office:value-type="float" office:value="0.957724691753294">
            <text:p>0.9577246918</text:p>
          </table:table-cell>
          <table:table-cell office:value-type="float" office:value="-9.81269609125849">
            <text:p>-9.81269609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office:value-type="float" office:value="909">
            <text:p>909</text:p>
          </table:table-cell>
          <table:table-cell office:value-type="float" office:value="1319">
            <text:p>1319</text:p>
          </table:table-cell>
          <table:table-cell office:value-type="float" office:value="1964">
            <text:p>1964</text:p>
          </table:table-cell>
          <table:table-cell office:value-type="float" office:value="12852">
            <text:p>12852</text:p>
          </table:table-cell>
          <table:table-cell office:value-type="float" office:value="24925">
            <text:p>24925</text:p>
          </table:table-cell>
          <table:table-cell office:value-type="float" office:value="42596">
            <text:p>42596</text:p>
          </table:table-cell>
          <table:table-cell office:value-type="float" office:value="-259.875">
            <text:p>-259.875</text:p>
          </table:table-cell>
          <table:table-cell office:value-type="float" office:value="-443.75">
            <text:p>-443.75</text:p>
          </table:table-cell>
          <table:table-cell office:value-type="float" office:value="-296.125">
            <text:p>-296.125</text:p>
          </table:table-cell>
          <table:table-cell office:value-type="float" office:value="-0.0202205882352941">
            <text:p>-0.0202205882</text:p>
          </table:table-cell>
          <table:table-cell office:value-type="float" office:value="-0.0178034102306921">
            <text:p>-0.0178034102</text:p>
          </table:table-cell>
          <table:table-cell office:value-type="float" office:value="-0.00695194384449244">
            <text:p>-0.0069519438</text:p>
          </table:table-cell>
          <table:table-cell office:value-type="float" office:value="0.93002933066609">
            <text:p>0.9300293307</text:p>
          </table:table-cell>
          <table:table-cell office:value-type="float" office:value="0.938309308567629">
            <text:p>0.9383093086</text:p>
          </table:table-cell>
          <table:table-cell office:value-type="float" office:value="0.975762922409782">
            <text:p>0.9757629224</text:p>
          </table:table-cell>
          <table:table-cell office:value-type="float" office:value="-33.9315252083097">
            <text:p>-33.93152520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2055">
            <text:p>2055</text:p>
          </table:table-cell>
          <table:table-cell office:value-type="float" office:value="15330">
            <text:p>15330</text:p>
          </table:table-cell>
          <table:table-cell office:value-type="float" office:value="25420">
            <text:p>25420</text:p>
          </table:table-cell>
          <table:table-cell office:value-type="float" office:value="44758">
            <text:p>44758</text:p>
          </table:table-cell>
          <table:table-cell office:value-type="float" office:value="-270.375">
            <text:p>-270.375</text:p>
          </table:table-cell>
          <table:table-cell office:value-type="float" office:value="-247.5">
            <text:p>-247.5</text:p>
          </table:table-cell>
          <table:table-cell office:value-type="float" office:value="-560.625">
            <text:p>-560.625</text:p>
          </table:table-cell>
          <table:table-cell office:value-type="float" office:value="-0.0176369863013699">
            <text:p>-0.0176369863</text:p>
          </table:table-cell>
          <table:table-cell office:value-type="float" office:value="-0.00973642800944139">
            <text:p>-0.009736428</text:p>
          </table:table-cell>
          <table:table-cell office:value-type="float" office:value="-0.0125256937307297">
            <text:p>-0.0125256937</text:p>
          </table:table-cell>
          <table:table-cell office:value-type="float" office:value="0.938880231985363">
            <text:p>0.938880232</text:p>
          </table:table-cell>
          <table:table-cell office:value-type="float" office:value="0.966108306106506">
            <text:p>0.9661083061</text:p>
          </table:table-cell>
          <table:table-cell office:value-type="float" office:value="0.956467582229181">
            <text:p>0.95646758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14532">
            <text:p>14532</text:p>
          </table:table-cell>
          <table:table-cell office:value-type="float" office:value="24220">
            <text:p>24220</text:p>
          </table:table-cell>
          <table:table-cell office:value-type="float" office:value="46966">
            <text:p>46966</text:p>
          </table:table-cell>
          <table:table-cell office:value-type="float" office:value="332.25">
            <text:p>332.25</text:p>
          </table:table-cell>
          <table:table-cell office:value-type="float" office:value="553.75">
            <text:p>553.75</text:p>
          </table:table-cell>
          <table:table-cell office:value-type="float" office:value="-500.25">
            <text:p>-500.25</text:p>
          </table:table-cell>
          <table:table-cell table:number-columns-repeated="2" office:value-type="float" office:value="0.0228633360858794">
            <text:p>0.0228633361</text:p>
          </table:table-cell>
          <table:table-cell office:value-type="float" office:value="-0.0106513222331048">
            <text:p>-0.0106513222</text:p>
          </table:table-cell>
          <table:table-cell table:number-columns-repeated="2" office:value-type="float" office:value="1.08104623128905">
            <text:p>1.0810462313</text:p>
          </table:table-cell>
          <table:table-cell office:value-type="float" office:value="0.962942735488148">
            <text:p>0.9629427355</text:p>
          </table:table-cell>
          <table:table-cell table:number-columns-repeated="2" office:value-type="float" office:value="30.6622424854883">
            <text:p>30.66224248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1998">
            <text:p>1998</text:p>
          </table:table-cell>
          <table:table-cell office:value-type="float" office:value="12663">
            <text:p>12663</text:p>
          </table:table-cell>
          <table:table-cell office:value-type="float" office:value="21920">
            <text:p>21920</text:p>
          </table:table-cell>
          <table:table-cell office:value-type="float" office:value="46023">
            <text:p>46023</text:p>
          </table:table-cell>
          <table:table-cell office:value-type="float" office:value="-863.625">
            <text:p>-863.625</text:p>
          </table:table-cell>
          <table:table-cell office:value-type="float" office:value="-236">
            <text:p>-236</text:p>
          </table:table-cell>
          <table:table-cell office:value-type="float" office:value="-468.625">
            <text:p>-468.625</text:p>
          </table:table-cell>
          <table:table-cell office:value-type="float" office:value="-0.0682006633499171">
            <text:p>-0.0682006633</text:p>
          </table:table-cell>
          <table:table-cell office:value-type="float" office:value="-0.0107664233576642">
            <text:p>-0.0107664234</text:p>
          </table:table-cell>
          <table:table-cell office:value-type="float" office:value="-0.0101824087956022">
            <text:p>-0.0101824088</text:p>
          </table:table-cell>
          <table:table-cell office:value-type="float" office:value="0.770414286018773">
            <text:p>0.770414286</text:p>
          </table:table-cell>
          <table:table-cell office:value-type="float" office:value="0.962544713357131">
            <text:p>0.9625447134</text:p>
          </table:table-cell>
          <table:table-cell office:value-type="float" office:value="0.964564784855199">
            <text:p>0.9645647849</text:p>
          </table:table-cell>
          <table:table-cell office:value-type="float" office:value="-9.81269609125849">
            <text:p>-9.81269609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12852">
            <text:p>12852</text:p>
          </table:table-cell>
          <table:table-cell office:value-type="float" office:value="23332">
            <text:p>23332</text:p>
          </table:table-cell>
          <table:table-cell office:value-type="float" office:value="43585">
            <text:p>43585</text:p>
          </table:table-cell>
          <table:table-cell office:value-type="float" office:value="-259.875">
            <text:p>-259.875</text:p>
          </table:table-cell>
          <table:table-cell office:value-type="float" office:value="436.875">
            <text:p>436.875</text:p>
          </table:table-cell>
          <table:table-cell office:value-type="float" office:value="-411.125">
            <text:p>-411.125</text:p>
          </table:table-cell>
          <table:table-cell office:value-type="float" office:value="-0.0202205882352941">
            <text:p>-0.0202205882</text:p>
          </table:table-cell>
          <table:table-cell office:value-type="float" office:value="0.018724284244814">
            <text:p>0.0187242842</text:p>
          </table:table-cell>
          <table:table-cell office:value-type="float" office:value="-0.00943271767810026">
            <text:p>-0.0094327177</text:p>
          </table:table-cell>
          <table:table-cell office:value-type="float" office:value="0.93002933066609">
            <text:p>0.9300293307</text:p>
          </table:table-cell>
          <table:table-cell office:value-type="float" office:value="1.06622216854499">
            <text:p>1.0662221685</text:p>
          </table:table-cell>
          <table:table-cell office:value-type="float" office:value="0.967159881405727">
            <text:p>0.9671598814</text:p>
          </table:table-cell>
          <table:table-cell office:value-type="float" office:value="-33.9315252083097">
            <text:p>-33.93152520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15330">
            <text:p>15330</text:p>
          </table:table-cell>
          <table:table-cell office:value-type="float" office:value="22640">
            <text:p>22640</text:p>
          </table:table-cell>
          <table:table-cell office:value-type="float" office:value="40204">
            <text:p>40204</text:p>
          </table:table-cell>
          <table:table-cell office:value-type="float" office:value="-270.375">
            <text:p>-270.375</text:p>
          </table:table-cell>
          <table:table-cell office:value-type="float" office:value="-602.5">
            <text:p>-602.5</text:p>
          </table:table-cell>
          <table:table-cell office:value-type="float" office:value="-830.875">
            <text:p>-830.875</text:p>
          </table:table-cell>
          <table:table-cell office:value-type="float" office:value="-0.0176369863013699">
            <text:p>-0.0176369863</text:p>
          </table:table-cell>
          <table:table-cell office:value-type="float" office:value="-0.0266121908127208">
            <text:p>-0.0266121908</text:p>
          </table:table-cell>
          <table:table-cell office:value-type="float" office:value="-0.02066647597254">
            <text:p>-0.020666476</text:p>
          </table:table-cell>
          <table:table-cell office:value-type="float" office:value="0.938880231985363">
            <text:p>0.938880232</text:p>
          </table:table-cell>
          <table:table-cell office:value-type="float" office:value="0.908245421207188">
            <text:p>0.9082454212</text:p>
          </table:table-cell>
          <table:table-cell office:value-type="float" office:value="0.928504456425192">
            <text:p>0.9285044564</text:p>
          </table:table-cell>
          <table:table-cell office:value-type="float" office:value="0">
            <text:p>0</text:p>
          </table:table-cell>
          <table:table-cell office:value-type="float" office:value="-25.6980960885671">
            <text:p>-25.6980960886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13266">
            <text:p>13266</text:p>
          </table:table-cell>
          <table:table-cell office:value-type="float" office:value="22773">
            <text:p>22773</text:p>
          </table:table-cell>
          <table:table-cell office:value-type="float" office:value="37956">
            <text:p>37956</text:p>
          </table:table-cell>
          <table:table-cell office:value-type="float" office:value="-904.75">
            <text:p>-904.75</text:p>
          </table:table-cell>
          <table:table-cell office:value-type="float" office:value="-515.375">
            <text:p>-515.375</text:p>
          </table:table-cell>
          <table:table-cell office:value-type="float" office:value="-859">
            <text:p>-859</text:p>
          </table:table-cell>
          <table:table-cell office:value-type="float" office:value="-0.0682006633499171">
            <text:p>-0.0682006633</text:p>
          </table:table-cell>
          <table:table-cell office:value-type="float" office:value="-0.0226309664954112">
            <text:p>-0.0226309665</text:p>
          </table:table-cell>
          <table:table-cell office:value-type="float" office:value="-0.022631468015597">
            <text:p>-0.022631468</text:p>
          </table:table-cell>
          <table:table-cell office:value-type="float" office:value="0.770414286018773">
            <text:p>0.770414286</text:p>
          </table:table-cell>
          <table:table-cell office:value-type="float" office:value="0.921795452129313">
            <text:p>0.9217954521</text:p>
          </table:table-cell>
          <table:table-cell office:value-type="float" office:value="0.921793741300711">
            <text:p>0.9217937413</text:p>
          </table:table-cell>
          <table:table-cell office:value-type="float" office:value="-9.81269609125849">
            <text:p>-9.8126960913</text:p>
          </table:table-cell>
          <table:table-cell office:value-type="float" office:value="-30.2803666030536">
            <text:p>-30.2803666031</text:p>
          </table:table-cell>
          <table:table-cell office:value-type="float" office:value="-30.2796878418429">
            <text:p>-30.279687841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office:value-type="float" office:value="1206">
            <text:p>1206</text:p>
          </table:table-cell>
          <table:table-cell office:value-type="float" office:value="1852">
            <text:p>1852</text:p>
          </table:table-cell>
          <table:table-cell office:value-type="float" office:value="13464">
            <text:p>13464</text:p>
          </table:table-cell>
          <table:table-cell office:value-type="float" office:value="22726">
            <text:p>22726</text:p>
          </table:table-cell>
          <table:table-cell office:value-type="float" office:value="38298">
            <text:p>38298</text:p>
          </table:table-cell>
          <table:table-cell office:value-type="float" office:value="-272.25">
            <text:p>-272.25</text:p>
          </table:table-cell>
          <table:table-cell office:value-type="float" office:value="-146.5">
            <text:p>-146.5</text:p>
          </table:table-cell>
          <table:table-cell office:value-type="float" office:value="-1017.625">
            <text:p>-1017.625</text:p>
          </table:table-cell>
          <table:table-cell office:value-type="float" office:value="-0.0202205882352941">
            <text:p>-0.0202205882</text:p>
          </table:table-cell>
          <table:table-cell office:value-type="float" office:value="-0.00644636099621579">
            <text:p>-0.006446361</text:p>
          </table:table-cell>
          <table:table-cell office:value-type="float" office:value="-0.0265712308736749">
            <text:p>-0.0265712309</text:p>
          </table:table-cell>
          <table:table-cell office:value-type="float" office:value="0.93002933066609">
            <text:p>0.9300293307</text:p>
          </table:table-cell>
          <table:table-cell office:value-type="float" office:value="0.977519185430628">
            <text:p>0.9775191854</text:p>
          </table:table-cell>
          <table:table-cell office:value-type="float" office:value="0.908384511350017">
            <text:p>0.9083845114</text:p>
          </table:table-cell>
          <table:table-cell office:value-type="float" office:value="-33.9315252083097">
            <text:p>-33.9315252083</text:p>
          </table:table-cell>
          <table:table-cell office:value-type="float" office:value="0">
            <text:p>0</text:p>
          </table:table-cell>
          <table:table-cell office:value-type="float" office:value="-25.7382491580102">
            <text:p>-25.73824915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16060">
            <text:p>16060</text:p>
          </table:table-cell>
          <table:table-cell office:value-type="float" office:value="23926">
            <text:p>23926</text:p>
          </table:table-cell>
          <table:table-cell office:value-type="float" office:value="39307">
            <text:p>39307</text:p>
          </table:table-cell>
          <table:table-cell office:value-type="float" office:value="-283.25">
            <text:p>-283.25</text:p>
          </table:table-cell>
          <table:table-cell office:value-type="float" office:value="-390.25">
            <text:p>-390.25</text:p>
          </table:table-cell>
          <table:table-cell office:value-type="float" office:value="-641.125">
            <text:p>-641.125</text:p>
          </table:table-cell>
          <table:table-cell office:value-type="float" office:value="-0.0176369863013699">
            <text:p>-0.0176369863</text:p>
          </table:table-cell>
          <table:table-cell table:number-columns-repeated="2" office:value-type="float" office:value="-0.0163107080163838">
            <text:p>-0.016310708</text:p>
          </table:table-cell>
          <table:table-cell office:value-type="float" office:value="0.938880231985363">
            <text:p>0.938880232</text:p>
          </table:table-cell>
          <table:table-cell table:number-columns-repeated="2" office:value-type="float" office:value="0.943433958766808">
            <text:p>0.94343395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2042">
            <text:p>2042</text:p>
          </table:table-cell>
          <table:table-cell office:value-type="float" office:value="15205">
            <text:p>15205</text:p>
          </table:table-cell>
          <table:table-cell office:value-type="float" office:value="22460">
            <text:p>22460</text:p>
          </table:table-cell>
          <table:table-cell office:value-type="float" office:value="38111">
            <text:p>38111</text:p>
          </table:table-cell>
          <table:table-cell office:value-type="float" office:value="-515.75">
            <text:p>-515.75</text:p>
          </table:table-cell>
          <table:table-cell office:value-type="float" office:value="-312.125">
            <text:p>-312.125</text:p>
          </table:table-cell>
          <table:table-cell office:value-type="float" office:value="-393.25">
            <text:p>-393.25</text:p>
          </table:table-cell>
          <table:table-cell office:value-type="float" office:value="-0.0339197632357777">
            <text:p>-0.0339197632</text:p>
          </table:table-cell>
          <table:table-cell office:value-type="float" office:value="-0.013896927871772">
            <text:p>-0.0138969279</text:p>
          </table:table-cell>
          <table:table-cell office:value-type="float" office:value="-0.0103185432027499">
            <text:p>-0.0103185432</text:p>
          </table:table-cell>
          <table:table-cell office:value-type="float" office:value="0.883535907337202">
            <text:p>0.8835359073</text:p>
          </table:table-cell>
          <table:table-cell office:value-type="float" office:value="0.951739276673173">
            <text:p>0.9517392767</text:p>
          </table:table-cell>
          <table:table-cell office:value-type="float" office:value="0.964093784564677">
            <text:p>0.9640937846</text:p>
          </table:table-cell>
          <table:table-cell office:value-type="float" office:value="-20.0863393817151">
            <text:p>-20.08633938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65">
            <text:p>965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2493">
            <text:p>12493</text:p>
          </table:table-cell>
          <table:table-cell office:value-type="float" office:value="20013">
            <text:p>20013</text:p>
          </table:table-cell>
          <table:table-cell office:value-type="float" office:value="37122">
            <text:p>37122</text:p>
          </table:table-cell>
          <table:table-cell office:value-type="float" office:value="-681.25">
            <text:p>-681.25</text:p>
          </table:table-cell>
          <table:table-cell office:value-type="float" office:value="-169.375">
            <text:p>-169.375</text:p>
          </table:table-cell>
          <table:table-cell office:value-type="float" office:value="263.375">
            <text:p>263.375</text:p>
          </table:table-cell>
          <table:table-cell office:value-type="float" office:value="-0.0545305371007764">
            <text:p>-0.0545305371</text:p>
          </table:table-cell>
          <table:table-cell office:value-type="float" office:value="-0.00846324888822265">
            <text:p>-0.0084632489</text:p>
          </table:table-cell>
          <table:table-cell office:value-type="float" office:value="0.00709484941544098">
            <text:p>0.0070948494</text:p>
          </table:table-cell>
          <table:table-cell office:value-type="float" office:value="0.814971335921221">
            <text:p>0.8149713359</text:p>
          </table:table-cell>
          <table:table-cell office:value-type="float" office:value="0.970519016991439">
            <text:p>0.970519017</text:p>
          </table:table-cell>
          <table:table-cell office:value-type="float" office:value="1.02493063325497">
            <text:p>1.0249306333</text:p>
          </table:table-cell>
          <table:table-cell office:value-type="float" office:value="-12.3613622809217">
            <text:p>-12.36136228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895">
            <text:p>1895</text:p>
          </table:table-cell>
          <table:table-cell office:value-type="float" office:value="11480">
            <text:p>11480</text:p>
          </table:table-cell>
          <table:table-cell office:value-type="float" office:value="19712">
            <text:p>19712</text:p>
          </table:table-cell>
          <table:table-cell office:value-type="float" office:value="41216">
            <text:p>41216</text:p>
          </table:table-cell>
          <table:table-cell office:value-type="float" office:value="-618.5">
            <text:p>-618.5</text:p>
          </table:table-cell>
          <table:table-cell office:value-type="float" office:value="148.571428571429">
            <text:p>148.5714285714</text:p>
          </table:table-cell>
          <table:table-cell office:value-type="float" office:value="529.375">
            <text:p>529.375</text:p>
          </table:table-cell>
          <table:table-cell office:value-type="float" office:value="-0.0538763066202091">
            <text:p>-0.0538763066</text:p>
          </table:table-cell>
          <table:table-cell office:value-type="float" office:value="0.00753710575139147">
            <text:p>0.0075371058</text:p>
          </table:table-cell>
          <table:table-cell office:value-type="float" office:value="0.0128439198369565">
            <text:p>0.0128439198</text:p>
          </table:table-cell>
          <table:table-cell office:value-type="float" office:value="0.817122133402736">
            <text:p>0.8171221334</text:p>
          </table:table-cell>
          <table:table-cell office:value-type="float" office:value="1.02649121373756">
            <text:p>1.0264912137</text:p>
          </table:table-cell>
          <table:table-cell office:value-type="float" office:value="1.04527705333183">
            <text:p>1.0452770533</text:p>
          </table:table-cell>
          <table:table-cell office:value-type="float" office:value="-12.5157564987558">
            <text:p>-12.51575649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33">
            <text:p>733</text:p>
          </table:table-cell>
          <table:table-cell office:value-type="float" office:value="1748">
            <text:p>1748</text:p>
          </table:table-cell>
          <table:table-cell office:value-type="float" office:value="12142">
            <text:p>12142</text:p>
          </table:table-cell>
          <table:table-cell office:value-type="float" office:value="20237">
            <text:p>20237</text:p>
          </table:table-cell>
          <table:table-cell office:value-type="float" office:value="38456">
            <text:p>38456</text:p>
          </table:table-cell>
          <table:table-cell office:value-type="float" office:value="-512.857142857143">
            <text:p>-512.8571428571</text:p>
          </table:table-cell>
          <table:table-cell office:value-type="float" office:value="-854.857142857143">
            <text:p>-854.8571428571</text:p>
          </table:table-cell>
          <table:table-cell office:value-type="float" office:value="256.714285714286">
            <text:p>256.7142857143</text:p>
          </table:table-cell>
          <table:table-cell office:value-type="float" office:value="-0.0422382756429866">
            <text:p>-0.0422382756</text:p>
          </table:table-cell>
          <table:table-cell office:value-type="float" office:value="-0.0422422860531276">
            <text:p>-0.0422422861</text:p>
          </table:table-cell>
          <table:table-cell office:value-type="float" office:value="0.00667553270528099">
            <text:p>0.0066755327</text:p>
          </table:table-cell>
          <table:table-cell office:value-type="float" office:value="0.855662816230961">
            <text:p>0.8556628162</text:p>
          </table:table-cell>
          <table:table-cell office:value-type="float" office:value="0.855649443846802">
            <text:p>0.8556494438</text:p>
          </table:table-cell>
          <table:table-cell office:value-type="float" office:value="1.02345170743281">
            <text:p>1.0234517074</text:p>
          </table:table-cell>
          <table:table-cell office:value-type="float" office:value="-16.0613379917823">
            <text:p>-16.0613379918</text:p>
          </table:table-cell>
          <table:table-cell office:value-type="float" office:value="-16.0597797743168">
            <text:p>-16.05977977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11054">
            <text:p>11054</text:p>
          </table:table-cell>
          <table:table-cell office:value-type="float" office:value="19643">
            <text:p>19643</text:p>
          </table:table-cell>
          <table:table-cell office:value-type="float" office:value="37058">
            <text:p>37058</text:p>
          </table:table-cell>
          <table:table-cell office:value-type="float" office:value="0">
            <text:p>0</text:p>
          </table:table-cell>
          <table:table-cell office:value-type="float" office:value="-112.166666666667">
            <text:p>-112.1666666667</text:p>
          </table:table-cell>
          <table:table-cell office:value-type="float" office:value="498.833333333333">
            <text:p>498.8333333333</text:p>
          </table:table-cell>
          <table:table-cell office:value-type="float" office:value="0">
            <text:p>0</text:p>
          </table:table-cell>
          <table:table-cell office:value-type="float" office:value="-0.00571026150112848">
            <text:p>-0.0057102615</text:p>
          </table:table-cell>
          <table:table-cell office:value-type="float" office:value="0.013460881141274">
            <text:p>0.0134608811</text:p>
          </table:table-cell>
          <table:table-cell office:value-type="float" office:value="0.69">
            <text:p>0.69</text:p>
          </table:table-cell>
          <table:table-cell office:value-type="float" office:value="0.980077994635416">
            <text:p>0.9800779946</text:p>
          </table:table-cell>
          <table:table-cell office:value-type="float" office:value="1.04746822682381">
            <text:p>1.04746822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10063">
            <text:p>10063</text:p>
          </table:table-cell>
          <table:table-cell office:value-type="float" office:value="19872">
            <text:p>19872</text:p>
          </table:table-cell>
          <table:table-cell office:value-type="float" office:value="39045">
            <text:p>39045</text:p>
          </table:table-cell>
          <table:table-cell office:value-type="float" office:value="0">
            <text:p>0</text:p>
          </table:table-cell>
          <table:table-cell office:value-type="float" office:value="42.75">
            <text:p>42.75</text:p>
          </table:table-cell>
          <table:table-cell office:value-type="float" office:value="796.4">
            <text:p>796.4</text:p>
          </table:table-cell>
          <table:table-cell office:value-type="float" office:value="0">
            <text:p>0</text:p>
          </table:table-cell>
          <table:table-cell office:value-type="float" office:value="0.00215126811594203">
            <text:p>0.0021512681</text:p>
          </table:table-cell>
          <table:table-cell office:value-type="float" office:value="0.020396977846075">
            <text:p>0.0203969778</text:p>
          </table:table-cell>
          <table:table-cell office:value-type="float" office:value="0.69">
            <text:p>0.69</text:p>
          </table:table-cell>
          <table:table-cell office:value-type="float" office:value="1.00753850919663">
            <text:p>1.0075385092</text:p>
          </table:table-cell>
          <table:table-cell office:value-type="float" office:value="1.07220485440356">
            <text:p>1.0722048544</text:p>
          </table:table-cell>
          <table:table-cell table:number-columns-repeated="2" office:value-type="float" office:value="0">
            <text:p>0</text:p>
          </table:table-cell>
          <table:table-cell office:value-type="float" office:value="34.3282446265227">
            <text:p>34.3282446265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30">
            <text:p>730</text:p>
          </table:table-cell>
          <table:table-cell office:value-type="float" office:value="1709">
            <text:p>1709</text:p>
          </table:table-cell>
          <table:table-cell office:value-type="float" office:value="9161">
            <text:p>9161</text:p>
          </table:table-cell>
          <table:table-cell office:value-type="float" office:value="19991">
            <text:p>19991</text:p>
          </table:table-cell>
          <table:table-cell office:value-type="float" office:value="41104">
            <text:p>41104</text:p>
          </table:table-cell>
          <table:table-cell office:value-type="float" office:value="0">
            <text:p>0</text:p>
          </table:table-cell>
          <table:table-cell office:value-type="float" office:value="672.75">
            <text:p>672.75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float" office:value="0.0336526436896603">
            <text:p>0.0336526437</text:p>
          </table:table-cell>
          <table:table-cell office:value-type="float" office:value="-0.000681198910081744">
            <text:p>-0.0006811989</text:p>
          </table:table-cell>
          <table:table-cell office:value-type="float" office:value="0.69">
            <text:p>0.69</text:p>
          </table:table-cell>
          <table:table-cell office:value-type="float" office:value="1.12000395375133">
            <text:p>1.1200039538</text:p>
          </table:table-cell>
          <table:table-cell office:value-type="float" office:value="0.997616713317346">
            <text:p>0.9976167133</text:p>
          </table:table-cell>
          <table:table-cell office:value-type="float" office:value="0">
            <text:p>0</text:p>
          </table:table-cell>
          <table:table-cell office:value-type="float" office:value="20.9417710718196">
            <text:p>20.94177107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5">
            <text:p>5</text:p>
          </table:table-cell>
          <table:table-cell office:value-type="float" office:value="692">
            <text:p>692</text:p>
          </table:table-cell>
          <table:table-cell table:number-columns-repeated="2" office:value-type="float" office:value="1657">
            <text:p>1657</text:p>
          </table:table-cell>
          <table:table-cell office:value-type="float" office:value="8340">
            <text:p>8340</text:p>
          </table:table-cell>
          <table:table-cell office:value-type="float" office:value="19877">
            <text:p>19877</text:p>
          </table:table-cell>
          <table:table-cell office:value-type="float" office:value="41561">
            <text:p>41561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614">
            <text:p>1614</text:p>
          </table:table-cell>
          <table:table-cell office:value-type="float" office:value="7593">
            <text:p>7593</text:p>
          </table:table-cell>
          <table:table-cell office:value-type="float" office:value="19765">
            <text:p>19765</text:p>
          </table:table-cell>
          <table:table-cell office:value-type="float" office:value="42023">
            <text:p>42023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1.05">
            <text:p>1.05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76">
            <text:p>276</text:p>
          </table:table-cell>
          <table:table-cell office:value-type="float" office:value="10442.5">
            <text:p>10442.5</text:p>
          </table:table-cell>
          <table:table-cell office:value-type="float" office:value="24737.5">
            <text:p>24737.5</text:p>
          </table:table-cell>
          <table:table-cell office:value-type="float" office:value="18.0025">
            <text:p>18.0025</text:p>
          </table:table-cell>
          <table:table-cell table:number-columns-repeated="3" office:value-type="float" office:value="5">
            <text:p>5</text:p>
          </table:table-cell>
          <table:table-cell office:value-type="float" office:value="866">
            <text:p>866</text:p>
          </table:table-cell>
          <table:table-cell office:value-type="float" office:value="1228">
            <text:p>1228</text:p>
          </table:table-cell>
          <table:table-cell office:value-type="float" office:value="1792">
            <text:p>1792</text:p>
          </table:table-cell>
          <table:table-cell office:value-type="float" office:value="6912">
            <text:p>6912</text:p>
          </table:table-cell>
          <table:table-cell office:value-type="float" office:value="19836">
            <text:p>19836</text:p>
          </table:table-cell>
          <table:table-cell office:value-type="float" office:value="42491">
            <text:p>42491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1.05">
            <text:p>1.05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71">
            <text:p>271</text:p>
          </table:table-cell>
          <table:table-cell office:value-type="float" office:value="10343.3333333333">
            <text:p>10343.3333333333</text:p>
          </table:table-cell>
          <table:table-cell office:value-type="float" office:value="24196.6666666667">
            <text:p>24196.6666666667</text:p>
          </table:table-cell>
          <table:table-cell office:value-type="float" office:value="17.5833333333333">
            <text:p>17.58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66">
            <text:p>766</text:p>
          </table:table-cell>
          <table:table-cell office:value-type="float" office:value="1672">
            <text:p>1672</text:p>
          </table:table-cell>
          <table:table-cell office:value-type="float" office:value="6293">
            <text:p>6293</text:p>
          </table:table-cell>
          <table:table-cell office:value-type="float" office:value="19308">
            <text:p>19308</text:p>
          </table:table-cell>
          <table:table-cell office:value-type="float" office:value="42963">
            <text:p>42963</text:p>
          </table:table-cell>
          <table:table-cell table:number-columns-repeated="6"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1.04">
            <text:p>1.04</text:p>
          </table:table-cell>
          <table:table-cell office:value-type="float" office:value="-7">
            <text:p>-7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.2">
            <text:p>29.2</text:p>
          </table:table-cell>
          <table:table-cell office:value-type="float" office:value="48.1">
            <text:p>48.1</text:p>
          </table:table-cell>
          <table:table-cell office:value-type="float" office:value="57.3">
            <text:p>57.3</text:p>
          </table:table-cell>
          <table:table-cell office:value-type="float" office:value="28560">
            <text:p>28560</text:p>
          </table:table-cell>
          <table:table-cell office:value-type="float" office:value="28648">
            <text:p>28648</text:p>
          </table:table-cell>
          <table:table-cell office:value-type="float" office:value="33029">
            <text:p>330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6:10.19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242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653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260">
                <text:p>1926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325">
                <text:p>1732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906">
                <text:p>179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404">
                <text:p>13404</text:p>
              </table:table-cell>
              <table:table-cell office:value-type="float" office:value="18559">
                <text:p>1855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336">
                <text:p>13336</text:p>
              </table:table-cell>
              <table:table-cell office:value-type="float" office:value="20067">
                <text:p>200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3434">
                <text:p>13434</text:p>
              </table:table-cell>
              <table:table-cell office:value-type="float" office:value="22718">
                <text:p>2271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670">
                <text:p>14670</text:p>
              </table:table-cell>
              <table:table-cell office:value-type="float" office:value="24551">
                <text:p>2455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722">
                <text:p>10722</text:p>
              </table:table-cell>
              <table:table-cell office:value-type="float" office:value="14462">
                <text:p>14462</text:p>
              </table:table-cell>
              <table:table-cell office:value-type="float" office:value="24317">
                <text:p>243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520">
                <text:p>10520</text:p>
              </table:table-cell>
              <table:table-cell office:value-type="float" office:value="14933">
                <text:p>14933</text:p>
              </table:table-cell>
              <table:table-cell office:value-type="float" office:value="23703">
                <text:p>2370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041">
                <text:p>10041</text:p>
              </table:table-cell>
              <table:table-cell office:value-type="float" office:value="16726">
                <text:p>16726</text:p>
              </table:table-cell>
              <table:table-cell office:value-type="float" office:value="23783">
                <text:p>2378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385">
                <text:p>10385</text:p>
              </table:table-cell>
              <table:table-cell office:value-type="float" office:value="17585">
                <text:p>17585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730">
                <text:p>10730</text:p>
              </table:table-cell>
              <table:table-cell office:value-type="float" office:value="18002">
                <text:p>18002</text:p>
              </table:table-cell>
              <table:table-cell office:value-type="float" office:value="26598">
                <text:p>2659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582">
                <text:p>11582</text:p>
              </table:table-cell>
              <table:table-cell office:value-type="float" office:value="17443">
                <text:p>17443</text:p>
              </table:table-cell>
              <table:table-cell office:value-type="float" office:value="27285">
                <text:p>2728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188">
                <text:p>13188</text:p>
              </table:table-cell>
              <table:table-cell office:value-type="float" office:value="17704">
                <text:p>17704</text:p>
              </table:table-cell>
              <table:table-cell office:value-type="float" office:value="29306">
                <text:p>2930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480">
                <text:p>14480</text:p>
              </table:table-cell>
              <table:table-cell office:value-type="float" office:value="18920">
                <text:p>18920</text:p>
              </table:table-cell>
              <table:table-cell office:value-type="float" office:value="30115">
                <text:p>3011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025">
                <text:p>14025</text:p>
              </table:table-cell>
              <table:table-cell office:value-type="float" office:value="19550">
                <text:p>19550</text:p>
              </table:table-cell>
              <table:table-cell office:value-type="float" office:value="27908">
                <text:p>279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765">
                <text:p>13765</text:p>
              </table:table-cell>
              <table:table-cell office:value-type="float" office:value="20138">
                <text:p>20138</text:p>
              </table:table-cell>
              <table:table-cell office:value-type="float" office:value="27384">
                <text:p>2738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956">
                <text:p>13956</text:p>
              </table:table-cell>
              <table:table-cell office:value-type="float" office:value="21791">
                <text:p>21791</text:p>
              </table:table-cell>
              <table:table-cell office:value-type="float" office:value="30252">
                <text:p>3025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60">
                <text:p>14860</text:p>
              </table:table-cell>
              <table:table-cell office:value-type="float" office:value="22010">
                <text:p>22010</text:p>
              </table:table-cell>
              <table:table-cell office:value-type="float" office:value="31592">
                <text:p>3159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920">
                <text:p>14920</text:p>
              </table:table-cell>
              <table:table-cell office:value-type="float" office:value="20545">
                <text:p>20545</text:p>
              </table:table-cell>
              <table:table-cell office:value-type="float" office:value="33510">
                <text:p>3351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071">
                <text:p>15071</text:p>
              </table:table-cell>
              <table:table-cell office:value-type="float" office:value="22288">
                <text:p>22288</text:p>
              </table:table-cell>
              <table:table-cell office:value-type="float" office:value="37732">
                <text:p>3773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464">
                <text:p>23464</text:p>
              </table:table-cell>
              <table:table-cell office:value-type="float" office:value="39689">
                <text:p>3968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3635">
                <text:p>23635</text:p>
              </table:table-cell>
              <table:table-cell office:value-type="float" office:value="39962">
                <text:p>3996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2">
                <text:p>15892</text:p>
              </table:table-cell>
              <table:table-cell office:value-type="float" office:value="25082">
                <text:p>25082</text:p>
              </table:table-cell>
              <table:table-cell office:value-type="float" office:value="42021">
                <text:p>4202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952">
                <text:p>14952</text:p>
              </table:table-cell>
              <table:table-cell office:value-type="float" office:value="25852">
                <text:p>25852</text:p>
              </table:table-cell>
              <table:table-cell office:value-type="float" office:value="43464">
                <text:p>4346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7758">
                <text:p>27758</text:p>
              </table:table-cell>
              <table:table-cell office:value-type="float" office:value="45822">
                <text:p>4582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8709">
                <text:p>28709</text:p>
              </table:table-cell>
              <table:table-cell office:value-type="float" office:value="48085">
                <text:p>4808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29668">
                <text:p>29668</text:p>
              </table:table-cell>
              <table:table-cell office:value-type="float" office:value="50443">
                <text:p>5044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425">
                <text:p>30425</text:p>
              </table:table-cell>
              <table:table-cell office:value-type="float" office:value="49228">
                <text:p>4922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132">
                <text:p>32132</text:p>
              </table:table-cell>
              <table:table-cell office:value-type="float" office:value="47472">
                <text:p>4747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3960">
                <text:p>33960</text:p>
              </table:table-cell>
              <table:table-cell office:value-type="float" office:value="47233">
                <text:p>4723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4812">
                <text:p>34812</text:p>
              </table:table-cell>
              <table:table-cell office:value-type="float" office:value="49233">
                <text:p>4923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738">
                <text:p>34738</text:p>
              </table:table-cell>
              <table:table-cell office:value-type="float" office:value="48605">
                <text:p>4860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853">
                <text:p>33853</text:p>
              </table:table-cell>
              <table:table-cell office:value-type="float" office:value="51212">
                <text:p>5121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4062">
                <text:p>34062</text:p>
              </table:table-cell>
              <table:table-cell office:value-type="float" office:value="52812">
                <text:p>528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52">
                <text:p>26752</text:p>
              </table:table-cell>
              <table:table-cell office:value-type="float" office:value="35222">
                <text:p>35222</text:p>
              </table:table-cell>
              <table:table-cell office:value-type="float" office:value="50439">
                <text:p>5043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175">
                <text:p>26175</text:p>
              </table:table-cell>
              <table:table-cell office:value-type="float" office:value="34150">
                <text:p>34150</text:p>
              </table:table-cell>
              <table:table-cell office:value-type="float" office:value="48056">
                <text:p>4805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530">
                <text:p>24530</text:p>
              </table:table-cell>
              <table:table-cell office:value-type="float" office:value="32712">
                <text:p>32712</text:p>
              </table:table-cell>
              <table:table-cell office:value-type="float" office:value="49560">
                <text:p>4956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177">
                <text:p>33177</text:p>
              </table:table-cell>
              <table:table-cell office:value-type="float" office:value="51838">
                <text:p>5183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408">
                <text:p>34408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864">
                <text:p>33864</text:p>
              </table:table-cell>
              <table:table-cell office:value-type="float" office:value="50370">
                <text:p>5037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935">
                <text:p>34935</text:p>
              </table:table-cell>
              <table:table-cell office:value-type="float" office:value="51161">
                <text:p>5116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774">
                <text:p>36774</text:p>
              </table:table-cell>
              <table:table-cell office:value-type="float" office:value="53041">
                <text:p>5304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900">
                <text:p>34900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5542">
                <text:p>35542</text:p>
              </table:table-cell>
              <table:table-cell office:value-type="float" office:value="52520">
                <text:p>5252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3225">
                <text:p>23225</text:p>
              </table:table-cell>
              <table:table-cell office:value-type="float" office:value="36600">
                <text:p>36600</text:p>
              </table:table-cell>
              <table:table-cell office:value-type="float" office:value="52990">
                <text:p>52990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820">
                <text:p>36820</text:p>
              </table:table-cell>
              <table:table-cell office:value-type="float" office:value="53873">
                <text:p>5387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5787">
                <text:p>35787</text:p>
              </table:table-cell>
              <table:table-cell office:value-type="float" office:value="50954">
                <text:p>5095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3716">
                <text:p>23716</text:p>
              </table:table-cell>
              <table:table-cell office:value-type="float" office:value="34290">
                <text:p>34290</text:p>
              </table:table-cell>
              <table:table-cell office:value-type="float" office:value="50907">
                <text:p>5090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0538">
                <text:p>20538</text:p>
              </table:table-cell>
              <table:table-cell office:value-type="float" office:value="34696">
                <text:p>34696</text:p>
              </table:table-cell>
              <table:table-cell office:value-type="float" office:value="51317">
                <text:p>5131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0895">
                <text:p>20895</text:p>
              </table:table-cell>
              <table:table-cell office:value-type="float" office:value="35890">
                <text:p>35890</text:p>
              </table:table-cell>
              <table:table-cell office:value-type="float" office:value="51903">
                <text:p>5190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8480">
                <text:p>18480</text:p>
              </table:table-cell>
              <table:table-cell office:value-type="float" office:value="34471">
                <text:p>34471</text:p>
              </table:table-cell>
              <table:table-cell office:value-type="float" office:value="49580">
                <text:p>495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6422">
                <text:p>16422</text:p>
              </table:table-cell>
              <table:table-cell office:value-type="float" office:value="30610">
                <text:p>30610</text:p>
              </table:table-cell>
              <table:table-cell office:value-type="float" office:value="50128">
                <text:p>5012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8039">
                <text:p>18039</text:p>
              </table:table-cell>
              <table:table-cell office:value-type="float" office:value="29460">
                <text:p>29460</text:p>
              </table:table-cell>
              <table:table-cell office:value-type="float" office:value="49692">
                <text:p>4969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4700">
                <text:p>14700</text:p>
              </table:table-cell>
              <table:table-cell office:value-type="float" office:value="29701">
                <text:p>29701</text:p>
              </table:table-cell>
              <table:table-cell office:value-type="float" office:value="50438">
                <text:p>5043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4574">
                <text:p>14574</text:p>
              </table:table-cell>
              <table:table-cell office:value-type="float" office:value="28364">
                <text:p>28364</text:p>
              </table:table-cell>
              <table:table-cell office:value-type="float" office:value="46699">
                <text:p>46699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6548">
                <text:p>16548</text:p>
              </table:table-cell>
              <table:table-cell office:value-type="float" office:value="27972">
                <text:p>27972</text:p>
              </table:table-cell>
              <table:table-cell office:value-type="float" office:value="45172">
                <text:p>4517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8039">
                <text:p>18039</text:p>
              </table:table-cell>
              <table:table-cell office:value-type="float" office:value="27664">
                <text:p>27664</text:p>
              </table:table-cell>
              <table:table-cell office:value-type="float" office:value="47265">
                <text:p>4726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4700">
                <text:p>14700</text:p>
              </table:table-cell>
              <table:table-cell office:value-type="float" office:value="26600">
                <text:p>26600</text:p>
              </table:table-cell>
              <table:table-cell office:value-type="float" office:value="46598">
                <text:p>4659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4574">
                <text:p>14574</text:p>
              </table:table-cell>
              <table:table-cell office:value-type="float" office:value="26013">
                <text:p>26013</text:p>
              </table:table-cell>
              <table:table-cell office:value-type="float" office:value="45954">
                <text:p>45954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6548">
                <text:p>16548</text:p>
              </table:table-cell>
              <table:table-cell office:value-type="float" office:value="25660">
                <text:p>25660</text:p>
              </table:table-cell>
              <table:table-cell office:value-type="float" office:value="44689">
                <text:p>4468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393">
                <text:p>15393</text:p>
              </table:table-cell>
              <table:table-cell office:value-type="float" office:value="24757">
                <text:p>24757</text:p>
              </table:table-cell>
              <table:table-cell office:value-type="float" office:value="40940">
                <text:p>4094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2663">
                <text:p>12663</text:p>
              </table:table-cell>
              <table:table-cell office:value-type="float" office:value="24724">
                <text:p>24724</text:p>
              </table:table-cell>
              <table:table-cell office:value-type="float" office:value="42871">
                <text:p>42871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2852">
                <text:p>12852</text:p>
              </table:table-cell>
              <table:table-cell office:value-type="float" office:value="24925">
                <text:p>24925</text:p>
              </table:table-cell>
              <table:table-cell office:value-type="float" office:value="42596">
                <text:p>4259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5330">
                <text:p>15330</text:p>
              </table:table-cell>
              <table:table-cell office:value-type="float" office:value="25420">
                <text:p>25420</text:p>
              </table:table-cell>
              <table:table-cell office:value-type="float" office:value="44758">
                <text:p>4475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4532">
                <text:p>14532</text:p>
              </table:table-cell>
              <table:table-cell office:value-type="float" office:value="24220">
                <text:p>24220</text:p>
              </table:table-cell>
              <table:table-cell office:value-type="float" office:value="46966">
                <text:p>46966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663">
                <text:p>12663</text:p>
              </table:table-cell>
              <table:table-cell office:value-type="float" office:value="21920">
                <text:p>21920</text:p>
              </table:table-cell>
              <table:table-cell office:value-type="float" office:value="46023">
                <text:p>4602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852">
                <text:p>12852</text:p>
              </table:table-cell>
              <table:table-cell office:value-type="float" office:value="23332">
                <text:p>23332</text:p>
              </table:table-cell>
              <table:table-cell office:value-type="float" office:value="43585">
                <text:p>4358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5330">
                <text:p>15330</text:p>
              </table:table-cell>
              <table:table-cell office:value-type="float" office:value="22640">
                <text:p>22640</text:p>
              </table:table-cell>
              <table:table-cell office:value-type="float" office:value="40204">
                <text:p>40204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3266">
                <text:p>13266</text:p>
              </table:table-cell>
              <table:table-cell office:value-type="float" office:value="22773">
                <text:p>22773</text:p>
              </table:table-cell>
              <table:table-cell office:value-type="float" office:value="37956">
                <text:p>3795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3464">
                <text:p>13464</text:p>
              </table:table-cell>
              <table:table-cell office:value-type="float" office:value="22726">
                <text:p>22726</text:p>
              </table:table-cell>
              <table:table-cell office:value-type="float" office:value="38298">
                <text:p>3829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6060">
                <text:p>16060</text:p>
              </table:table-cell>
              <table:table-cell office:value-type="float" office:value="23926">
                <text:p>23926</text:p>
              </table:table-cell>
              <table:table-cell office:value-type="float" office:value="39307">
                <text:p>3930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5205">
                <text:p>15205</text:p>
              </table:table-cell>
              <table:table-cell office:value-type="float" office:value="22460">
                <text:p>22460</text:p>
              </table:table-cell>
              <table:table-cell office:value-type="float" office:value="38111">
                <text:p>38111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2493">
                <text:p>12493</text:p>
              </table:table-cell>
              <table:table-cell office:value-type="float" office:value="20013">
                <text:p>20013</text:p>
              </table:table-cell>
              <table:table-cell office:value-type="float" office:value="37122">
                <text:p>37122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480">
                <text:p>11480</text:p>
              </table:table-cell>
              <table:table-cell office:value-type="float" office:value="19712">
                <text:p>19712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2142">
                <text:p>12142</text:p>
              </table:table-cell>
              <table:table-cell office:value-type="float" office:value="20237">
                <text:p>20237</text:p>
              </table:table-cell>
              <table:table-cell office:value-type="float" office:value="38456">
                <text:p>3845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054">
                <text:p>11054</text:p>
              </table:table-cell>
              <table:table-cell office:value-type="float" office:value="19643">
                <text:p>19643</text:p>
              </table:table-cell>
              <table:table-cell office:value-type="float" office:value="37058">
                <text:p>37058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0063">
                <text:p>10063</text:p>
              </table:table-cell>
              <table:table-cell office:value-type="float" office:value="19872">
                <text:p>19872</text:p>
              </table:table-cell>
              <table:table-cell office:value-type="float" office:value="39045">
                <text:p>3904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9161">
                <text:p>9161</text:p>
              </table:table-cell>
              <table:table-cell office:value-type="float" office:value="19991">
                <text:p>19991</text:p>
              </table:table-cell>
              <table:table-cell office:value-type="float" office:value="41104">
                <text:p>4110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8340">
                <text:p>8340</text:p>
              </table:table-cell>
              <table:table-cell office:value-type="float" office:value="19877">
                <text:p>19877</text:p>
              </table:table-cell>
              <table:table-cell office:value-type="float" office:value="41561">
                <text:p>41561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7593">
                <text:p>7593</text:p>
              </table:table-cell>
              <table:table-cell office:value-type="float" office:value="19765">
                <text:p>19765</text:p>
              </table:table-cell>
              <table:table-cell office:value-type="float" office:value="42023">
                <text:p>42023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912">
                <text:p>6912</text:p>
              </table:table-cell>
              <table:table-cell office:value-type="float" office:value="19836">
                <text:p>19836</text:p>
              </table:table-cell>
              <table:table-cell office:value-type="float" office:value="42491">
                <text:p>42491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293">
                <text:p>6293</text:p>
              </table:table-cell>
              <table:table-cell office:value-type="float" office:value="19308">
                <text:p>19308</text:p>
              </table:table-cell>
              <table:table-cell office:value-type="float" office:value="42963">
                <text:p>42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995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442.5">
                <text:p>10442.5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0343.3333333333">
                <text:p>1034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6cm" svg:y="1.404cm" svg:width="31.71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8.0025">
                <text:p>18.0025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7.5833333333333">
                <text:p>17.5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3cm" svg:y="1.352cm" svg:width="32.17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19519348928">
                <text:p>1.051951934892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280557922345">
                <text:p>1.1028055792234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8097780212645">
                <text:p>1.0809778021264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710238089569">
                <text:p>1.1271023808956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846933995376">
                <text:p>1.1484693399537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586499293277">
                <text:p>1.1258649929327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723962282984">
                <text:p>1.1372396228298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76322060531">
                <text:p>1.147632206053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780724796298">
                <text:p>1.1178072479629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517620214983">
                <text:p>1.1151762021498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121527503804">
                <text:p>1.212152750380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256118208995">
                <text:p>1.1425611820899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364299119833">
                <text:p>1.1336429911983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376816048648">
                <text:p>1.1237681604864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295366438198">
                <text:p>1.0829536643819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6347067054768">
                <text:p>1.0634706705476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444718341981">
                <text:p>1.144471834198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694590571192">
                <text:p>1.069459057119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384491044533">
                <text:p>1.0838449104453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8894391696583">
                <text:p>1.0889439169658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662234302795">
                <text:p>1.1966223430279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740767476297">
                <text:p>1.1674076747629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273184268619">
                <text:p>1.1227318426861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170927255997">
                <text:p>1.1817092725599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2506702203181">
                <text:p>1.1250670220318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05259402696">
                <text:p>1.140525940269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7135571976758">
                <text:p>1.1713557197675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7427981238576">
                <text:p>1.1742798123857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92422402705">
                <text:p>1.119242240270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890357628334">
                <text:p>1.0689035762833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6973572655846">
                <text:p>1.0697357265584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6214908222493">
                <text:p>1.0621490822249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085994987992">
                <text:p>1.0508599498799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835344847702">
                <text:p>1.0483534484770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3982362225967">
                <text:p>1.0398236222596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800145977291">
                <text:p>1.0580014597729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4807281662804">
                <text:p>1.0480728166280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998582646097823">
                <text:p>0.99858264609782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003428768123">
                <text:p>1.000342876812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597259049619">
                <text:p>1.0159725904961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2602998989695">
                <text:p>0.97260299898969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8724712872783">
                <text:p>0.96872471287278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79556893372443">
                <text:p>0.979556893372443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4793625536736">
                <text:p>0.98479362553673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340477070442">
                <text:p>1.0434047707044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034406241602">
                <text:p>1.0703440624160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739740185723">
                <text:p>1.0573974018572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0.830509405250943">
                <text:p>0.83050940525094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4365521422531">
                <text:p>1.0436552142253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7874338152698">
                <text:p>1.0787433815269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6091075729804">
                <text:p>1.0609107572980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83572169143099">
                <text:p>0.8357216914309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898579524156189">
                <text:p>0.89857952415618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873512946951699">
                <text:p>0.873512946951699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89118912440887">
                <text:p>0.889118912440887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69700405251231">
                <text:p>0.969700405251231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0635655190351">
                <text:p>1.00635655190351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749400120685319">
                <text:p>0.749400120685319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736755022896468">
                <text:p>0.73675502289646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4564784855199">
                <text:p>0.964564784855199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31410781266991">
                <text:p>0.93141078126699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49710976396638">
                <text:p>0.94971097639663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93812762404305">
                <text:p>0.99381276240430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38309308567629">
                <text:p>0.938309308567629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66108306106506">
                <text:p>0.96610830610650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.08104623128905">
                <text:p>1.0810462312890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62544713357131">
                <text:p>0.962544713357131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.06622216854499">
                <text:p>1.06622216854499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908245421207188">
                <text:p>0.90824542120718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921795452129313">
                <text:p>0.921795452129313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77519185430628">
                <text:p>0.97751918543062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43433958766808">
                <text:p>0.94343395876680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51739276673173">
                <text:p>0.951739276673173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70519016991439">
                <text:p>0.970519016991439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.02649121373756">
                <text:p>1.02649121373756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855649443846802">
                <text:p>0.85564944384680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980077994635416">
                <text:p>0.98007799463541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.00753850919663">
                <text:p>1.00753850919663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.12000395375133">
                <text:p>1.12000395375133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88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4737.5">
                <text:p>24737.5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4196.6666666667">
                <text:p>24196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